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6E0000008A69A3510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roid Sans Fallback1" svg:font-family="'Droid Sans Fallback'" style:font-pitch="variable"/>
    <style:font-face style:name="TimesNewRomanPSMT" svg:font-family="TimesNewRomanPSMT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slideWipe" smil:subtype="fromTop"/>
    </style: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3cm" fo:min-width="15.278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493cm" fo:min-width="15.238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.128cm" fo:min-width="5.958cm" fo:padding-top="0.125cm" fo:padding-bottom="0.125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.128cm" fo:min-width="5.958cm" fo:padding-top="0.125cm" fo:padding-bottom="0.125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.128cm" fo:min-width="5.958cm" fo:padding-top="0.125cm" fo:padding-bottom="0.125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.128cm" fo:min-width="6.972cm" fo:padding-top="0.125cm" fo:padding-bottom="0.125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.355cm" fo:min-width="6.948cm" fo:padding-top="0.125cm" fo:padding-bottom="0.125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.355cm" fo:min-width="6.692cm" fo:padding-top="0.125cm" fo:padding-bottom="0.125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.128cm" fo:min-width="5.958cm" fo:padding-top="0.125cm" fo:padding-bottom="0.125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.128cm" fo:min-width="6.972cm" fo:padding-top="0.125cm" fo:padding-bottom="0.125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left" draw:textarea-vertical-align="middle" draw:auto-grow-height="false" fo:min-height="11.933cm" fo:min-width="8.134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left" draw:textarea-vertical-align="middle" draw:auto-grow-height="false" fo:min-height="12.184cm" fo:min-width="9.153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6.106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6.106cm" fo:padding-top="0.125cm" fo:padding-bottom="0.125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24cm" fo:min-width="15.269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666cm" fo:min-width="21.248cm" fo:padding-top="0.125cm" fo:padding-bottom="0.125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left" draw:textarea-vertical-align="middle" draw:auto-grow-height="false" fo:min-height="8.886cm" fo:min-width="22.36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5.594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20.966cm" fo:padding-top="0.125cm" fo:padding-bottom="0.125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3.186cm" fo:padding-top="0.125cm" fo:padding-bottom="0.125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3.693cm" fo:padding-top="0.125cm" fo:padding-bottom="0.125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2.93cm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3.186cm" fo:padding-top="0.125cm" fo:padding-bottom="0.125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3.442cm" fo:padding-top="0.125cm" fo:padding-bottom="0.125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2.93cm" fo:padding-top="0.125cm" fo:padding-bottom="0.125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3.442cm" fo:padding-top="0.125cm" fo:padding-bottom="0.125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2.679cm" fo:padding-top="0.125cm" fo:padding-bottom="0.125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20.71cm" fo:padding-top="0.125cm" fo:padding-bottom="0.125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14.36cm" fo:padding-top="0.125cm" fo:padding-bottom="0.125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.503cm" fo:min-width="0.007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98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.964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.351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165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896cm" fo:min-width="3.186cm" fo:padding-top="0.125cm" fo:padding-bottom="0.125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3.604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0.518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0.724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15cm" fo:min-width="15.26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5.274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19cm" fo:min-width="15.265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02cm" fo:min-width="15.247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right" draw:textarea-vertical-align="bottom" draw:auto-grow-height="false" draw:auto-grow-width="false" fo:min-height="0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6.94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1.90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87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907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89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title">
      <style:graphic-properties draw:stroke="none" draw:fill="none" draw:fill-color="#ffffff" draw:textarea-horizontal-align="left" draw:textarea-vertical-align="middle" draw:auto-grow-height="false" draw:auto-grow-width="false" fo:min-height="2.907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2-title">
      <style:graphic-properties draw:stroke="none" draw:fill="none" draw:fill-color="#ffffff" draw:textarea-horizontal-align="left" draw:textarea-vertical-align="middle" draw:auto-grow-height="false" draw:auto-grow-width="false" fo:min-height="2.92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78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Title2-title">
      <style:graphic-properties draw:stroke="none" draw:fill="none" draw:fill-color="#ffffff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78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Title2-title">
      <style:graphic-properties draw:stroke="none" draw:fill="none" draw:fill-color="#ffffff" draw:textarea-horizontal-align="left" draw:textarea-vertical-align="middle" draw:auto-grow-height="false" draw:auto-grow-width="false" fo:min-height="2.89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76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052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co3" style:family="table-column">
      <style:table-column-properties style:column-width="7.057cm" style:use-optimal-column-width="false"/>
    </style:style>
    <style:style style:name="ro1" style:family="table-row">
      <style:table-row-properties style:row-height="1.966cm"/>
    </style:style>
    <style:style style:name="ro2" style:family="table-row">
      <style:table-row-properties style:row-height="2.448cm"/>
    </style:style>
    <style:style style:name="ro3" style:family="table-row">
      <style:table-row-properties style:row-height="2.207cm"/>
    </style:style>
    <style:style style:name="ro4" style:family="table-row">
      <style:table-row-properties style:row-height="2.327cm"/>
    </style:style>
    <style:style style:name="ro5" style:family="table-row">
      <style:table-row-properties style:row-height="2.908cm"/>
    </style:style>
    <style:style style:name="ro6" style:family="table-row">
      <style:table-row-properties style:row-height="3.479cm"/>
    </style:style>
    <style:style style:name="ro7" style:family="table-row">
      <style:table-row-properties style:row-height="4.575cm"/>
    </style:style>
    <style:style style:name="ce1" style:family="table-cell">
      <style:graphic-properties draw:fill="solid" draw:fill-color="#b3b3b3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2" style:family="table-cell">
      <style:graphic-properties draw:fill="solid" draw:fill-color="#b3b3b3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3" style:family="table-cell">
      <style:graphic-properties draw:fill="solid" draw:fill-color="#b3b3b3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4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5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6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7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8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9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0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1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2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3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4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5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6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7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8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19" style:family="table-cell">
      <style:graphic-properties draw:fill="solid" draw:fill-color="#e6e6e6" draw:opacity="100%" style:repeat="repeat" draw:textarea-horizontal-align="left" draw:textarea-vertical-align="top" fo:padding-top="1.333cm" fo:padding-bottom="0.13cm" fo:padding-left="0.25cm" fo:padding-right="0.25cm"/>
      <style:paragraph-properties fo:margin-left="0cm" fo:margin-right="0cm" fo:line-height="50%" fo:text-indent="0cm" fo:border="0.03pt solid #ffffff" style:line-break="strict"/>
    </style:style>
    <style:style style:name="ce20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21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22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23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24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25" style:family="table-cell">
      <style:graphic-properties draw:fill="solid" draw:fill-color="#e6e6e6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26" style:family="table-cell">
      <style:graphic-properties draw:fill="solid" draw:fill-color="#e6e6e6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27" style:family="table-cell">
      <style:graphic-properties draw:fill="solid" draw:fill-color="#e6e6e6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28" style:family="table-cell">
      <style:graphic-properties draw:fill="solid" draw:fill-color="#cccccc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29" style:family="table-cell">
      <style:graphic-properties draw:fill="solid" draw:fill-color="#cccccc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0" style:family="table-cell">
      <style:graphic-properties draw:fill="solid" draw:fill-color="#cccccc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1" style:family="table-cell">
      <style:graphic-properties draw:fill="solid" draw:fill-color="#e6e6e6" draw:opacity="100%" style:repeat="repeat" draw:textarea-horizontal-align="left" draw:textarea-vertical-align="top" fo:padding-top="1.013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2" style:family="table-cell">
      <style:graphic-properties draw:fill="solid" draw:fill-color="#e6e6e6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3" style:family="table-cell">
      <style:graphic-properties draw:fill="solid" draw:fill-color="#e6e6e6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4" style:family="table-cell">
      <style:graphic-properties draw:fill="solid" draw:fill-color="#cccccc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5" style:family="table-cell">
      <style:graphic-properties draw:fill="solid" draw:fill-color="#cccccc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6" style:family="table-cell">
      <style:graphic-properties draw:fill="solid" draw:fill-color="#cccccc" draw:opacity="100%" style:repeat="repeat" draw:textarea-horizontal-align="left" draw:textarea-vertical-align="top" fo:padding-top="1.18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7" style:family="table-cell">
      <style:graphic-properties draw:fill="solid" draw:fill-color="#e6e6e6" draw:opacity="100%" style:repeat="repeat" draw:textarea-horizontal-align="left" draw:textarea-vertical-align="top" fo:padding-top="1.761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8" style:family="table-cell">
      <style:graphic-properties draw:fill="solid" draw:fill-color="#e6e6e6" draw:opacity="100%" style:repeat="repeat" draw:textarea-horizontal-align="left" draw:textarea-vertical-align="top" fo:padding-top="1.761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39" style:family="table-cell">
      <style:graphic-properties draw:fill="solid" draw:fill-color="#e6e6e6" draw:opacity="100%" style:repeat="repeat" draw:textarea-horizontal-align="left" draw:textarea-vertical-align="top" fo:padding-top="1.761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40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41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42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43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44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45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46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47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48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49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0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1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2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3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4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5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6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7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8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59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0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1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2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3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4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5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6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7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8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69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0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1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2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3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4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5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6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7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8" style:family="table-cell">
      <style:graphic-properties draw:fill="solid" draw:fill-color="#cccccc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79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80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81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82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83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84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85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86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87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88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89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90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91" style:family="table-cell">
      <style:graphic-properties draw:fill="solid" draw:fill-color="#e6e6e6" draw:opacity="100%" style:repeat="repeat" draw:textarea-horizontal-align="left" draw:textarea-vertical-align="top" fo:padding-top="1.184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92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93" style:family="table-cell">
      <style:graphic-properties draw:fill="solid" draw:fill-color="#e6e6e6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94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95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96" style:family="table-cell">
      <style:graphic-properties draw:fill="solid" draw:fill-color="#cccccc" draw:opacity="100%" style:repeat="repeat" draw:textarea-horizontal-align="left" draw:textarea-vertical-align="top" fo:padding-top="1.37cm" fo:padding-bottom="0.13cm" fo:padding-left="0.25cm" fo:padding-right="0.25cm"/>
      <style:paragraph-properties fo:margin-left="0cm" fo:margin-right="0cm" fo:line-height="52%" fo:text-indent="0cm" fo:border="0.03pt solid #ffffff" style:line-break="strict"/>
    </style:style>
    <style:style style:name="ce97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98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ce99" style:family="table-cell">
      <style:graphic-properties draw:fill="solid" draw:fill-color="#e6e6e6" draw:opacity="100%" style:repeat="repeat" draw:textarea-horizontal-align="left" draw:textarea-vertical-align="top" fo:padding-top="2.332cm" fo:padding-bottom="0.13cm" fo:padding-left="0.25cm" fo:padding-right="0.25cm"/>
      <style:paragraph-properties fo:margin-left="0cm" fo:margin-right="0cm" fo:line-height="54%" fo:text-indent="0cm" fo:border="0.03pt solid #ffffff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simple" style:line-break="normal"/>
    </style:style>
    <style:style style:name="P5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6" style:family="paragraph">
      <style:paragraph-properties fo:margin-left="0cm" fo:margin-right="0cm" fo:line-height="52%" fo:text-indent="0cm" style:line-break="strict"/>
    </style:style>
    <style:style style:name="P7" style:family="paragraph">
      <style:paragraph-properties fo:margin-left="0cm" fo:margin-right="0cm" fo:line-height="50%" fo:text-indent="0cm" style:line-break="strict"/>
    </style:style>
    <style:style style:name="P8" style:family="paragraph">
      <style:paragraph-properties fo:margin-left="0cm" fo:margin-right="0cm" fo:line-height="54%" fo:text-indent="0cm" style:line-break="stric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11" style:family="paragraph">
      <style:paragraph-properties fo:margin-left="0.939cm" fo:margin-right="0cm" fo:margin-top="0.282cm" fo:margin-bottom="0cm" fo:text-indent="-0.904cm" style:punctuation-wrap="hanging" style:line-break="strict"/>
    </style:style>
    <style:style style:name="P12" style:family="paragraph">
      <style:paragraph-properties fo:margin-left="0.952cm" fo:margin-right="0cm" fo:margin-top="0.282cm" fo:margin-bottom="0cm" fo:text-indent="-0.904cm" style:punctuation-wrap="hanging" style:line-break="strict"/>
    </style:style>
    <style:style style:name="P13" style:family="paragraph">
      <style:paragraph-properties fo:margin-left="0.948cm" fo:margin-right="0cm" fo:margin-top="0.282cm" fo:margin-bottom="0cm" fo:text-indent="-0.904cm" style:punctuation-wrap="hanging" style:line-break="strict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writing-mode="lr-tb" style:font-independent-line-spacing="true"/>
    </style:style>
    <style:style style:name="P19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20" style:family="paragraph">
      <style:paragraph-properties fo:margin-left="0.926cm" fo:margin-right="0cm" fo:margin-top="0.282cm" fo:margin-bottom="0cm" fo:line-height="100%" fo:text-align="justify" fo:text-indent="-0.904cm" style:punctuation-wrap="hanging" style:line-break="strict"/>
    </style:style>
    <style:style style:name="P21" style:family="paragraph">
      <style:paragraph-properties fo:margin-left="0.952cm" fo:margin-right="0cm" fo:margin-top="0.282cm" fo:margin-bottom="0cm" fo:text-indent="-0.913cm" style:punctuation-wrap="hanging" style:line-break="strict"/>
    </style:style>
    <style:style style:name="P22" style:family="paragraph">
      <style:paragraph-properties fo:margin-left="0cm" fo:margin-right="0cm" fo:margin-top="0.282cm" fo:margin-bottom="0cm" fo:text-indent="0.008cm" style:punctuation-wrap="hanging" style:line-break="strict"/>
    </style:style>
    <style:style style:name="P23" style:family="paragraph">
      <style:paragraph-properties fo:margin-left="0.952cm" fo:margin-right="0cm" fo:margin-top="0.101cm" fo:margin-bottom="0cm" fo:line-height="100%" fo:text-indent="-0.913cm" style:punctuation-wrap="hanging" style:line-break="strict"/>
    </style:style>
    <style:style style:name="P24" style:family="paragraph">
      <style:paragraph-properties fo:margin-left="0.952cm" fo:margin-right="0cm" fo:margin-top="0.282cm" fo:margin-bottom="0cm" fo:line-height="100%" fo:text-indent="-0.913cm" style:punctuation-wrap="hanging" style:line-break="strict"/>
    </style:style>
    <style:style style:name="P25" style:family="paragraph">
      <style:paragraph-properties fo:margin-left="2.063cm" fo:margin-right="0cm" fo:margin-top="0.238cm" fo:margin-bottom="0cm" fo:line-height="100%" fo:text-indent="-0.754cm" style:punctuation-wrap="hanging" style:line-break="strict"/>
    </style:style>
    <style:style style:name="P26" style:family="paragraph">
      <style:paragraph-properties fo:margin-left="0.952cm" fo:margin-right="0cm" fo:margin-top="0.282cm" fo:margin-bottom="0cm" fo:text-indent="-0.917cm" style:punctuation-wrap="hanging" style:line-break="strict"/>
    </style:style>
    <style:style style:name="P27" style:family="paragraph">
      <style:paragraph-properties fo:margin-left="0.952cm" fo:margin-right="0cm" fo:margin-top="0.282cm" fo:margin-bottom="0cm" fo:text-indent="-0.935cm" style:punctuation-wrap="hanging" style:line-break="strict"/>
    </style:style>
    <style:style style:name="P28" style:family="paragraph">
      <style:paragraph-properties fo:margin-left="2.063cm" fo:margin-right="0cm" fo:margin-top="0.238cm" fo:margin-bottom="0cm" fo:text-indent="-0.758cm" style:punctuation-wrap="hanging" style:line-break="strict"/>
    </style:style>
    <style:style style:name="P29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T1" style:family="text">
      <style:text-properties fo:font-size="20pt" fo:language="zh" fo:country="CN" style:font-name-asian="宋体" style:font-size-asian="20pt" style:language-asian="zh" style:country-asian="CN" style:font-name-complex="宋体" style:font-size-complex="20pt" style:language-complex="zh" style:country-complex="CN"/>
    </style:style>
    <style:style style:name="T2" style:family="text">
      <style:text-properties fo:font-size="28pt" fo:language="en" fo:country="US" style:font-name-asian="宋体" style:font-size-asian="28pt" style:language-asian="en" style:country-asian="US" style:font-name-complex="宋体" style:font-size-complex="28pt" style:language-complex="en" style:country-complex="US"/>
    </style:style>
    <style:style style:name="T3" style:family="text">
      <style:text-properties fo:font-size="26pt" fo:language="en" fo:country="US" style:font-name-asian="宋体" style:font-size-asian="26pt" style:language-asian="en" style:country-asian="US" style:font-name-complex="宋体" style:font-size-complex="26pt" style:language-complex="en" style:country-complex="US"/>
    </style:style>
    <style:style style:name="T4" style:family="text">
      <style:text-properties fo:font-size="32pt" fo:language="en" fo:country="US" style:font-name-asian="宋体" style:font-size-asian="32pt" style:language-asian="en" style:country-asian="US" style:font-name-complex="宋体" style:font-size-complex="32pt" style:language-complex="en" style:country-complex="US"/>
    </style:style>
    <style:style style:name="T5" style:family="text">
      <style:text-properties fo:font-size="22pt" fo:language="en" fo:country="US" style:font-name-asian="宋体" style:font-size-asian="22pt" style:language-asian="en" style:country-asian="US" style:font-name-complex="宋体" style:font-size-complex="22pt" style:language-complex="en" style:country-complex="US"/>
    </style:style>
    <style:style style:name="T6" style:family="text">
      <style:text-properties fo:language="en" fo:country="US" style:font-name-asian="宋体" style:language-asian="en" style:country-asian="US" style:font-name-complex="宋体" style:language-complex="en" style:country-complex="US"/>
    </style:style>
    <style:style style:name="T7" style:family="text">
      <style:text-properties fo:color="#ccccff" fo:language="en" fo:country="US" style:font-name-asian="宋体" style:language-asian="en" style:country-asian="US" style:font-name-complex="宋体" style:language-complex="en" style:country-complex="US"/>
    </style:style>
    <style:style style:name="T8" style:family="text">
      <style:text-properties fo:color="#000000" fo:language="en" fo:country="US" style:font-name-asian="宋体" style:language-asian="en" style:country-asian="US" style:font-name-complex="宋体" style:language-complex="en" style:country-complex="US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1" style:family="tex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T12" style:family="text">
      <style:text-properties style:font-name="Times New Roman" fo:font-size="11pt" fo:language="en" fo:country="US" style:font-name-asian="DejaVu Sans" style:font-size-asian="11pt" style:language-asian="en" style:country-asian="US" style:font-name-complex="DejaVu Sans" style:font-size-complex="11pt" style:language-complex="en" style:country-complex="US"/>
    </style:style>
    <style:style style:name="T13" style:family="text">
      <style:text-properties style:font-name="Times New Roman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T14" style:family="text">
      <style:text-properties fo:color="#000000" style:font-name="Times New Roman" fo:font-size="28pt" fo:language="en" fo:country="US" style:font-name-asian="宋体" style:font-size-asian="28pt" style:language-asian="en" style:country-asian="US" style:font-name-complex="宋体" style:font-size-complex="28pt" style:language-complex="en" style:country-complex="US"/>
    </style:style>
    <style:style style:name="T1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6" style:family="text">
      <style:text-properties fo:color="#000000" fo:font-size="34pt" fo:language="en" fo:country="US" style:font-name-asian="宋体" style:font-size-asian="34pt" style:language-asian="en" style:country-asian="US" style:font-name-complex="宋体" style:font-size-complex="34pt" style:language-complex="en" style:country-complex="US"/>
    </style:style>
    <style:style style:name="T17" style:family="text">
      <style:text-properties fo:color="#000000" style:font-name="TimesNewRomanPSMT" fo:language="en" fo:country="US" style:font-name-asian="宋体" style:language-asian="en" style:country-asian="US" style:font-name-complex="宋体" style:language-complex="en" style:country-complex="US"/>
    </style:style>
    <style:style style:name="T18" style:family="text">
      <style:text-properties fo:color="#000000" style:font-name="TimesNewRomanPSMT" fo:font-size="28pt" fo:language="en" fo:country="US" style:font-name-asian="宋体" style:font-size-asian="28pt" style:language-asian="en" style:country-asian="US" style:font-name-complex="宋体" style:font-size-complex="28pt" style:language-complex="en" style:country-complex="US"/>
    </style:style>
    <style:style style:name="T19" style:family="text">
      <style:text-properties fo:color="#000000" style:font-name="Arial" fo:font-size="12pt" fo:language="en" fo:country="US" style:font-name-asian="Droid Sans Fallback1" style:font-size-asian="12pt" style:language-asian="en" style:country-asian="US" style:font-name-complex="Droid Sans Fallback1" style:font-size-complex="12pt" style:language-complex="en" style:country-complex="US"/>
    </style:style>
    <style:style style:name="T20" style:family="text">
      <style:text-properties fo:color="#000000" style:font-name="Arial" fo:font-size="9pt" fo:language="en" fo:country="US" style:font-name-asian="Droid Sans Fallback1" style:font-size-asian="9pt" style:language-asian="en" style:country-asian="US" style:font-name-complex="Droid Sans Fallback1" style:font-size-complex="9pt" style:language-complex="en" style:country-complex="US"/>
    </style:style>
    <style:style style:name="T21" style:family="text">
      <style:text-properties fo:color="#000000" style:font-name="Arial" fo:font-size="27pt" fo:language="en" fo:country="US" style:font-name-asian="Droid Sans Fallback1" style:font-size-asian="27pt" style:language-asian="en" style:country-asian="US" style:font-name-complex="Droid Sans Fallback1" style:font-size-complex="27pt" style:language-complex="en" style:country-complex="US"/>
    </style:style>
    <style:style style:name="T22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4" style:family="text">
      <style:text-properties fo:color="#ccccff"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min-label-width="1.856cm"/>
        <style:text-properties fo:font-family="Wingdings" style:font-pitch="variable" style:font-charset="x-symbol" fo:color="#ccccff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min-label-width="0.903cm"/>
        <style:text-properties fo:font-family="Wingdings" style:font-pitch="variable" style:font-charset="x-symbol" fo:color="#ccccff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2.203cm" svg:height="1.2cm" svg:x="2.296cm" svg:y="10.927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3.804cm" svg:height="7.201cm" svg:x="1.098cm" svg:y="1.525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Web Application Testing Automation Framework</text:span></text:p>
              </text:list-header>
            </text:list>
            <text:list text:style-name="L1">
              <text:list-header>
                <text:p text:style-name="P3"><text:span text:style-name="T4">Automation Test Engine (ATE)</text:span></text:p>
              </text:list-header>
            </text:list>
            <text:list text:style-name="L2">
              <text:list-header>
                <text:p text:style-name="P3"><text:span text:style-name="T5">– </text:span><text:span text:style-name="T5">An Open Source Project Powered by Selenium – </text:span></text:p>
              </text:list-header>
            </text:list>
          </draw:text-box>
        </draw:frame>
        <draw:custom-shape draw:style-name="gr1" draw:text-style-name="P5" draw:layer="layout" svg:width="9.71cm" svg:height="6.357cm" svg:x="7.876cm" svg:y="11.174cm">
          <text:list text:style-name="L1">
            <text:list-header>
              <text:p text:style-name="P4"><text:span text:style-name="T6">Peidong Hu @ Montreal Prot QA</text:span></text:p>
            </text:list-header>
          </text:list>
          <text:list text:style-name="L3">
            <text:list-header>
              <text:p text:style-name="P4"><text:span text:style-name="T7"><text:a xlink:href="mailto:peidong@bigtester.com" xlink:type="simple">peidong@bigtester.com</text:a></text:span></text:p>
            </text:list-header>
          </text:list>
          <text:list text:style-name="L1">
            <text:list-header>
              <text:p text:style-name="P4"><text:span text:style-name="T8">hup@vaniercollege.qc.ca</text:span></text:p>
              <text:p text:style-name="P4"><text:span text:style-name="T6">514 803 6688</text:span></text:p>
              <text:p text:style-name="P4"><text:span text:style-name="T6">-------------------------------------------</text:span></text:p>
              <text:p text:style-name="P4"><text:span text:style-name="T6">Jun Yang</text:span></text:p>
              <text:p text:style-name="P4"><text:span text:style-name="T9">wpbxwpbx@gmail.com</text:span></text:p>
              <text:p text:style-name="P4"><text:span text:style-name="T6">514962238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213cm" svg:height="10.658cm" svg:x="2.756cm" svg:y="2.13cm" draw:page-number="1" presentation:class="page"/>
          <draw:custom-shape draw:style-name="gr2" draw:text-style-name="P2" draw:layer="layout" svg:width="15.778cm" svg:height="12.793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2.86cm" svg:height="2.161cm" svg:x="1.27cm" svg:y="0.127cm" presentation:class="title" presentation:user-transformed="true">
          <draw:text-box>
            <text:list text:style-name="L1">
              <text:list-header>
                <text:p text:style-name="P1"><text:span text:style-name="T6">Why market is choosing Selenium</text:span></text:p>
              </text:list-header>
            </text:list>
          </draw:text-box>
        </draw:frame>
        <draw:frame draw:layer="layout" svg:width="21.156cm" svg:height="77.613cm" svg:x="2.377cm" svg:y="2.139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6"><text:span text:style-name="T10">Feature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6"><text:span text:style-name="T10">QTP (UFT)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6"><text:span text:style-name="T10"><text:s/></text:span><text:span text:style-name="T10">Selenium (WebDriver)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">
                  <text:list-header>
                    <text:p text:style-name="P6"><text:span text:style-name="T11">Programming Lang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6"><text:span text:style-name="T11">VB script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6"><text:span text:style-name="T11">Java, C#, Ruby, Python, Perl, PHP, Javascript</text:span></text:p>
                    <text:p text:style-name="P6"><text:span text:style-name="T11"/></text:p>
                  </text:list-header>
                </text:list>
              </table:table-cell>
            </table:table-row>
            <table:table-row table:style-name="ro3">
              <table:table-cell table:style-name="ce7">
                <text:list text:continue-numbering="true" text:style-name="L1">
                  <text:list-header>
                    <text:p text:style-name="P6"><text:span text:style-name="T11">Browsers Supported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6"><text:span text:style-name="T11">Chrome, IE, FireFox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6"><text:span text:style-name="T11">Chrome, IE, FireFox, Opera, HTMLUnit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1">
                  <text:list-header>
                    <text:p text:style-name="P6"><text:span text:style-name="T11">Environment Supported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6"><text:span text:style-name="T11">Windows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"><text:span text:style-name="T11">Windown, Linux, Unix, OSX, Others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1">
                  <text:list-header>
                    <text:p text:style-name="P6"><text:span text:style-name="T11">Mobile Support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6"><text:span text:style-name="T11">UFT Mobile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6"><text:span text:style-name="T11">Android, iPhone/iPad, Blackberry etc.</text:span></text:p>
                  </text:list-header>
                </text:list>
              </table:table-cell>
            </table:table-row>
            <table:table-row table:style-name="ro3">
              <table:table-cell table:style-name="ce16">
                <text:list text:continue-numbering="true" text:style-name="L1">
                  <text:list-header>
                    <text:p text:style-name="P6"><text:span text:style-name="T11">Infrastructure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6"><text:span text:style-name="T11">HP QC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6"><text:span text:style-name="T11">Eclipse, Maven/Ant, Jenkins, TestNG, SVN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style-name="L4">
                  <text:list-header>
                    <text:p text:style-name="P7"><text:span text:style-name="T12">Reports</text:span></text:p>
                  </text:list-header>
                </text:list>
              </table:table-cell>
              <table:table-cell table:style-name="ce20">
                <text:list text:style-name="L1">
                  <text:list-header>
                    <text:p text:style-name="P6"><text:span text:style-name="T11">HP QC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6"><text:span text:style-name="T11">Jenkins</text:span></text:p>
                  </text:list-header>
                </text:list>
              </table:table-cell>
            </table:table-row>
            <table:table-row table:style-name="ro1">
              <table:table-cell table:style-name="ce22">
                <text:list text:continue-numbering="true" text:style-name="L1">
                  <text:list-header>
                    <text:p text:style-name="P6"><text:span text:style-name="T11">Software Cost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6"><text:span text:style-name="T11">Expensive (License + Renewal)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6"><text:span text:style-name="T11">Free</text:span></text:p>
                  </text:list-header>
                </text:list>
              </table:table-cell>
            </table:table-row>
            <table:table-row table:style-name="ro4">
              <table:table-cell table:style-name="ce25"/>
              <table:table-cell table:style-name="ce26"/>
              <table:table-cell table:style-name="ce27"/>
            </table:table-row>
            <table:table-row table:style-name="ro4">
              <table:table-cell table:style-name="ce28"/>
              <table:table-cell table:style-name="ce29"/>
              <table:table-cell table:style-name="ce30"/>
            </table:table-row>
            <table:table-row table:style-name="ro4">
              <table:table-cell table:style-name="ce31"/>
              <table:table-cell table:style-name="ce32"/>
              <table:table-cell table:style-name="ce33"/>
            </table:table-row>
            <table:table-row table:style-name="ro4">
              <table:table-cell table:style-name="ce34"/>
              <table:table-cell table:style-name="ce35"/>
              <table:table-cell table:style-name="ce36"/>
            </table:table-row>
            <table:table-row table:style-name="ro5">
              <table:table-cell table:style-name="ce37"/>
              <table:table-cell table:style-name="ce38"/>
              <table:table-cell table:style-name="ce39"/>
            </table:table-row>
            <table:table-row table:style-name="ro6">
              <table:table-cell table:style-name="ce40"/>
              <table:table-cell table:style-name="ce41"/>
              <table:table-cell table:style-name="ce42"/>
            </table:table-row>
            <table:table-row table:style-name="ro6">
              <table:table-cell table:style-name="ce43"/>
              <table:table-cell table:style-name="ce44"/>
              <table:table-cell table:style-name="ce45"/>
            </table:table-row>
            <table:table-row table:style-name="ro6">
              <table:table-cell table:style-name="ce46"/>
              <table:table-cell table:style-name="ce47"/>
              <table:table-cell table:style-name="ce48"/>
            </table:table-row>
            <table:table-row table:style-name="ro6">
              <table:table-cell table:style-name="ce49"/>
              <table:table-cell table:style-name="ce50"/>
              <table:table-cell table:style-name="ce51"/>
            </table:table-row>
            <table:table-row table:style-name="ro6">
              <table:table-cell table:style-name="ce52"/>
              <table:table-cell table:style-name="ce53"/>
              <table:table-cell table:style-name="ce54"/>
            </table:table-row>
            <table:table-row table:style-name="ro6">
              <table:table-cell table:style-name="ce55"/>
              <table:table-cell table:style-name="ce56"/>
              <table:table-cell table:style-name="ce57"/>
            </table:table-row>
            <table:table-row table:style-name="ro6">
              <table:table-cell table:style-name="ce58"/>
              <table:table-cell table:style-name="ce59"/>
              <table:table-cell table:style-name="ce60"/>
            </table:table-row>
            <table:table-row table:style-name="ro6">
              <table:table-cell table:style-name="ce61"/>
              <table:table-cell table:style-name="ce62"/>
              <table:table-cell table:style-name="ce63"/>
            </table:table-row>
            <table:table-row table:style-name="ro6">
              <table:table-cell table:style-name="ce64"/>
              <table:table-cell table:style-name="ce65"/>
              <table:table-cell table:style-name="ce66"/>
            </table:table-row>
            <table:table-row table:style-name="ro6">
              <table:table-cell table:style-name="ce67"/>
              <table:table-cell table:style-name="ce68"/>
              <table:table-cell table:style-name="ce69"/>
            </table:table-row>
            <table:table-row table:style-name="ro6">
              <table:table-cell table:style-name="ce70"/>
              <table:table-cell table:style-name="ce71"/>
              <table:table-cell table:style-name="ce72"/>
            </table:table-row>
            <table:table-row table:style-name="ro6">
              <table:table-cell table:style-name="ce73"/>
              <table:table-cell table:style-name="ce74"/>
              <table:table-cell table:style-name="ce75"/>
            </table:table-row>
            <table:table-row table:style-name="ro6">
              <table:table-cell table:style-name="ce76"/>
              <table:table-cell table:style-name="ce77"/>
              <table:table-cell table:style-name="ce78"/>
            </table:table-row>
            <table:table-row table:style-name="ro6">
              <table:table-cell table:style-name="ce79"/>
              <table:table-cell table:style-name="ce80"/>
              <table:table-cell table:style-name="ce8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layer="layout" svg:width="14.213cm" svg:height="10.658cm" svg:x="2.756cm" svg:y="2.13cm" draw:page-number="2" presentation:class="page"/>
          <draw:custom-shape draw:style-name="gr2" draw:text-style-name="P2" draw:layer="layout" svg:width="15.778cm" svg:height="12.793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2.82cm" svg:height="3.135cm" svg:x="1.27cm" svg:y="0.762cm" presentation:class="title" presentation:user-transformed="true">
          <draw:text-box>
            <text:list text:style-name="L4">
              <text:list-header>
                <text:p text:style-name="P1"><text:span text:style-name="T6">Why market is choosing Selenium</text:span></text:p>
              </text:list-header>
            </text:list>
          </draw:text-box>
        </draw:frame>
        <draw:frame draw:layer="layout" svg:width="21.16cm" svg:height="14.886cm" svg:x="2.346cm" svg:y="4.154cm">
          <table:table>
            <table:table-column table:style-name="co1"/>
            <table:table-column table:style-name="co1"/>
            <table:table-column table:style-name="co3"/>
            <table:table-row table:style-name="ro1">
              <table:table-cell table:style-name="ce82">
                <text:list text:style-name="L1">
                  <text:list-header>
                    <text:p text:style-name="P6"><text:span text:style-name="T10">Feature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6"><text:span text:style-name="T10">QTP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6"><text:span text:style-name="T10">Selenium</text:span></text:p>
                  </text:list-header>
                </text:list>
              </table:table-cell>
            </table:table-row>
            <table:table-row table:style-name="ro1">
              <table:table-cell table:style-name="ce85">
                <text:list text:continue-numbering="true" text:style-name="L1">
                  <text:list-header>
                    <text:p text:style-name="P6"><text:span text:style-name="T11">Coding Experience to start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6"><text:span text:style-name="T11">Fair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6"><text:span text:style-name="T11">Good</text:span></text:p>
                  </text:list-header>
                </text:list>
              </table:table-cell>
            </table:table-row>
            <table:table-row table:style-name="ro1">
              <table:table-cell table:style-name="ce88">
                <text:list text:continue-numbering="true" text:style-name="L1">
                  <text:list-header>
                    <text:p text:style-name="P6"><text:span text:style-name="T11">Script Creation Time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6"><text:span text:style-name="T11">Less or High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6"><text:span text:style-name="T11">High</text:span></text:p>
                  </text:list-header>
                </text:list>
              </table:table-cell>
            </table:table-row>
            <table:table-row table:style-name="ro1">
              <table:table-cell table:style-name="ce91">
                <text:list text:style-name="L4">
                  <text:list-header>
                    <text:p text:style-name="P8"><text:span text:style-name="T12">Code Maintainability</text:span></text:p>
                  </text:list-header>
                </text:list>
              </table:table-cell>
              <table:table-cell table:style-name="ce92">
                <text:list text:style-name="L1">
                  <text:list-header>
                    <text:p text:style-name="P6"><text:span text:style-name="T11">Depends on script design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6"><text:span text:style-name="T11">Good</text:span></text:p>
                  </text:list-header>
                </text:list>
              </table:table-cell>
            </table:table-row>
            <table:table-row table:style-name="ro2">
              <table:table-cell table:style-name="ce94">
                <text:list text:continue-numbering="true" text:style-name="L1">
                  <text:list-header>
                    <text:p text:style-name="P6"><text:span text:style-name="T10">Overall Cost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6"><text:span text:style-name="T10">Software Cost + QA developer +</text:span></text:p>
                    <text:p text:style-name="P6"><text:span text:style-name="T10"/></text:p>
                    <text:p text:style-name="P6"><text:span text:style-name="T10"><text:s/></text:span><text:span text:style-name="T10">Code Maintenance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6"><text:span text:style-name="T10">QA developer + Code maintenance</text:span></text:p>
                  </text:list-header>
                </text:list>
              </table:table-cell>
            </table:table-row>
            <table:table-row table:style-name="ro7">
              <table:table-cell table:style-name="ce97">
                <text:list text:style-name="L4">
                  <text:list-header>
                    <text:p text:style-name="P8"><text:span text:style-name="T13">Job openings</text:span></text:p>
                    <text:p text:style-name="P8"><text:span text:style-name="T13"/></text:p>
                    <text:p text:style-name="P8"><text:span text:style-name="T13">On Indeed.com</text:span></text:p>
                  </text:list-header>
                </text:list>
              </table:table-cell>
              <table:table-cell table:style-name="ce98">
                <text:list text:continue-numbering="true" text:style-name="L4">
                  <text:list-header>
                    <text:p text:style-name="P8"><text:span text:style-name="T13">6</text:span></text:p>
                  </text:list-header>
                </text:list>
              </table:table-cell>
              <table:table-cell table:style-name="ce99">
                <text:list text:continue-numbering="true" text:style-name="L4">
                  <text:list-header>
                    <text:p text:style-name="P8"><text:span text:style-name="T13">1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layer="layout" svg:width="14.173cm" svg:height="10.619cm" svg:x="2.756cm" svg:y="2.13cm" draw:page-number="3" presentation:class="page"/>
          <draw:custom-shape draw:style-name="gr3" draw:text-style-name="P2" draw:layer="layout" svg:width="15.738cm" svg:height="12.753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5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Why does it cost so much to build Good scripts</text:span></text:p>
              </text:list-header>
            </text:list>
          </draw:text-box>
        </draw:frame>
        <draw:frame presentation:style-name="pr6" draw:text-style-name="P2" draw:layer="layout" svg:width="22.86cm" svg:height="12.585cm" svg:x="1.27cm" svg:y="4.444cm" presentation:class="outline" presentation:user-transformed="true">
          <draw:text-box>
            <text:list text:style-name="L5">
              <text:list-item>
                <text:p text:style-name="P9"><text:span text:style-name="T6">Consider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Maintainability</text:span></text:p>
                  </text:list-item>
                  <text:list-item>
                    <text:p text:style-name="P10"><text:span text:style-name="T6">Flexibility</text:span></text:p>
                  </text:list-item>
                  <text:list-item>
                    <text:p text:style-name="P10"><text:span text:style-name="T6">Re-usability</text:span></text:p>
                  </text:list-item>
                  <text:list-item>
                    <text:p text:style-name="P10"><text:span text:style-name="T6">Portability</text:span></text:p>
                  </text:list-item>
                  <text:list-item>
                    <text:p text:style-name="P10"><text:span text:style-name="T6">Extensibility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6">Key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Modularity</text:span></text:p>
                  </text:list-item>
                </text:list>
              </text:list-item>
            </text:list>
            <text:list text:style-name="L7">
              <text:list-header>
                <text:p text:style-name="P11"><text:span text:style-name="T6"/></text:p>
                <text:p text:style-name="P12"><text:span text:style-name="T6"/></text:p>
                <text:p text:style-name="P13"><text:span text:style-name="T6"/></text:p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layer="layout" svg:width="14.213cm" svg:height="10.658cm" svg:x="2.756cm" svg:y="2.13cm" draw:page-number="4" presentation:class="page"/>
          <draw:custom-shape draw:style-name="gr2" draw:text-style-name="P2" draw:layer="layout" svg:width="15.778cm" svg:height="12.793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presentation-page-layout-name="AL2T1" xml:id="id1" draw:id="id1">
        <draw:frame presentation:style-name="pr5" draw:text-style-name="P2" xml:id="id2" draw:id="id2" draw:layer="layout" svg:width="22.86cm" svg:height="3.175cm" svg:x="1.27cm" svg:y="0.255cm" presentation:class="title" presentation:user-transformed="true">
          <draw:text-box>
            <text:list text:style-name="L4">
              <text:list-header>
                <text:p text:style-name="P14"><text:span text:style-name="T14">Reason of high cost to build good testing scripts</text:span></text:p>
              </text:list-header>
            </text:list>
          </draw:text-box>
        </draw:frame>
        <draw:custom-shape draw:style-name="gr4" draw:text-style-name="P16" draw:layer="layout" svg:width="6.606cm" svg:height="1.526cm" svg:x="2.284cm" svg:y="12.193cm">
          <text:list text:style-name="L1">
            <text:list-header>
              <text:p text:style-name="P15"><text:span text:style-name="T9">Driv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6.606cm" svg:height="1.526cm" svg:x="2.284cm" svg:y="8.89cm">
          <text:list text:style-name="L1">
            <text:list-header>
              <text:p text:style-name="P15"><text:span text:style-name="T9">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6.606cm" svg:height="1.526cm" svg:x="2.284cm" svg:y="5.587cm">
          <text:list text:style-name="L1">
            <text:list-header>
              <text:p text:style-name="P15"><text:span text:style-name="T9">Application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draw:layer="layout" svg:width="7.62cm" svg:height="1.526cm" svg:x="13.714cm" svg:y="12.193cm">
          <text:list text:style-name="L1">
            <text:list-header>
              <text:p text:style-name="P15"><text:span text:style-name="T9">Web Driver (Selenium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7.62cm" svg:height="1.777cm" svg:x="13.714cm" svg:y="8.89cm">
          <text:list text:style-name="L1">
            <text:list-header>
              <text:p text:style-name="P15"><text:span text:style-name="T9">????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7.364cm" svg:height="1.777cm" svg:x="13.97cm" svg:y="5.587cm">
          <text:list text:style-name="L1">
            <text:list-header>
              <text:p text:style-name="P15"><text:span text:style-name="T9">Application Test Script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6.606cm" svg:height="1.526cm" svg:x="2.284cm" svg:y="14.733cm">
          <text:list text:style-name="L1">
            <text:list-header>
              <text:p text:style-name="P15"><text:span text:style-name="T9">Hardwa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7.62cm" svg:height="1.526cm" svg:x="13.714cm" svg:y="14.733cm">
          <text:list text:style-name="L1">
            <text:list-header>
              <text:p text:style-name="P15"><text:span text:style-name="T9">Internet Browser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8.634cm" svg:height="12.193cm" svg:x="1.526cm" svg:y="4.5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653cm" svg:height="12.444cm" svg:x="12.956cm" svg:y="4.5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6.606cm" svg:height="0.758cm" svg:x="2.284cm" svg:y="3.81cm">
          <text:list text:style-name="L1">
            <text:list-header>
              <text:p text:style-name="P17"><text:span text:style-name="T15">Desktop Application Univer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6.606cm" svg:height="0.758cm" svg:x="14.477cm" svg:y="3.81cm">
          <text:list text:style-name="L1">
            <text:list-header>
              <text:p text:style-name="P17"><text:span text:style-name="T15">Automation Test Univers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par smil:begin="id1.begin">
            <anim:transitionFilter smil:dur="1s" smil:type="slideWipe" smil:subtype="fromTop"/>
          </anim:par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draw:page-thumbnail draw:layer="layout" svg:width="14.213cm" svg:height="10.658cm" svg:x="2.756cm" svg:y="2.13cm" draw:page-number="5" presentation:class="page"/>
          <draw:custom-shape draw:style-name="gr2" draw:text-style-name="P2" draw:layer="layout" svg:width="15.778cm" svg:height="12.793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 xml:id="id3" draw:id="id3">
        <draw:frame presentation:style-name="pr5" draw:text-style-name="P2" xml:id="id4" draw:id="id4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4"><text:span text:style-name="T16">Automation Test Engine </text:span></text:p>
              </text:list-header>
            </text:list>
          </draw:text-box>
        </draw:frame>
        <draw:frame presentation:style-name="pr7" draw:text-style-name="P2" draw:layer="layout" svg:width="22.86cm" svg:height="12.585cm" svg:x="1.27cm" svg:y="4.444cm" presentation:class="outline" presentation:user-transformed="true">
          <draw:text-box>
            <text:list text:style-name="L8">
              <text:list-item>
                <text:p xml:id="id5" text:id="id5" text:style-name="P19"><text:span text:style-name="T17">Fill the gap between Driver (WebDriver) and Application (Test Script)</text:span></text:p>
              </text:list-item>
              <text:list-item>
                <text:p xml:id="id6" text:id="id6" text:style-name="P19"><text:span text:style-name="T17">Created all the modules required by 'good design'</text:span></text:p>
              </text:list-item>
              <text:list-item>
                <text:p xml:id="id7" text:id="id7" text:style-name="P19"><text:span text:style-name="T17">Programming Languages are not necessary to build application test scripts </text:span></text:p>
              </text:list-item>
              <text:list-item>
                <text:p text:style-name="P19"><text:span text:style-name="T17">Only HTML, SQL and XML skills required</text:span></text:p>
              </text:list-item>
              <text:list-item>
                <text:p text:style-name="P19"><text:span text:style-name="T17">Improve script readability</text:span></text:p>
              </text:list-item>
              <text:list-item>
                <text:p text:style-name="P19"><text:span text:style-name="T17">All the other good-abilities in 'good design'</text:span></text:p>
              </text:list-item>
            </text:list>
            <text:list text:style-name="L9">
              <text:list-header>
                <text:p text:style-name="P20"><text:span text:style-name="T17"/></text:p>
              </text:list-header>
            </text:list>
          </draw:text-box>
        </draw:frame>
        <anim:par smil:dur="indefinite" smil:fill="hold" smil:restart="never" presentation:node-type="timing-root">
          <anim:par smil:begin="id3.begin">
            <anim:transitionFilter smil:dur="1s" smil:type="slideWipe" smil:subtype="fromTop"/>
          </anim:par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-from-screen-center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0;height" smil:keyTimes="0;1"/>
                  <anim:animate smil:dur="0.5s" smil:fill="hold" smil:targetElement="id5" anim:sub-item="text" smil:attributeName="x" smil:values="0.5;x" smil:keyTimes="0;1"/>
                  <anim:animate smil:dur="0.5s" smil:fill="hold" smil:targetElement="id5" anim:sub-item="text" smil:attributeName="y" smil:values="0.5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-from-screen-center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  <anim:animate smil:dur="0.5s" smil:fill="hold" smil:targetElement="id6" anim:sub-item="text" smil:attributeName="x" smil:values="0.5;x" smil:keyTimes="0;1"/>
                  <anim:animate smil:dur="0.5s" smil:fill="hold" smil:targetElement="id6" anim:sub-item="text" smil:attributeName="y" smil:values="0.5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-from-screen-center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0;width" smil:keyTimes="0;1"/>
                  <anim:animate smil:dur="0.5s" smil:fill="hold" smil:targetElement="id7" anim:sub-item="text" smil:attributeName="height" smil:values="0;height" smil:keyTimes="0;1"/>
                  <anim:animate smil:dur="0.5s" smil:fill="hold" smil:targetElement="id7" anim:sub-item="text" smil:attributeName="x" smil:values="0.5;x" smil:keyTimes="0;1"/>
                  <anim:animate smil:dur="0.5s" smil:fill="hold" smil:targetElement="id7" anim:sub-item="text" smil:attributeName="y" smil:values="0.5;y" smil:keyTimes="0;1"/>
                </anim:par>
              </anim:par>
            </anim:par>
          </anim:seq>
        </anim:par>
        <presentation:notes draw:style-name="dp2">
          <draw:page-thumbnail draw:layer="layout" svg:width="14.213cm" svg:height="10.658cm" svg:x="2.756cm" svg:y="2.13cm" draw:page-number="6" presentation:class="page"/>
          <draw:custom-shape draw:style-name="gr2" draw:text-style-name="P2" draw:layer="layout" svg:width="15.778cm" svg:height="12.793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8" draw:text-style-name="P2" draw:layer="layout" svg:width="22.851cm" svg:height="3.166cm" svg:x="1.269cm" svg:y="0.763cm" presentation:class="title" presentation:user-transformed="true">
          <draw:text-box>
            <text:list text:style-name="L1">
              <text:list-header>
                <text:p text:style-name="P1"><text:span text:style-name="T9">Basic modules in ATE design</text:span></text:p>
              </text:list-header>
            </text:list>
          </draw:text-box>
        </draw:frame>
        <draw:frame presentation:style-name="pr9" draw:text-style-name="P2" draw:layer="layout" svg:width="22.851cm" svg:height="12.576cm" svg:x="1.269cm" svg:y="3.678cm" presentation:class="outline" presentation:user-transformed="true">
          <draw:text-box>
            <text:list text:style-name="L1">
              <text:list-header>
                <text:p text:style-name="P21"><text:span text:style-name="T9">1) Test Projects</text:span></text:p>
                <text:p text:style-name="P21"><text:span text:style-name="T9">2) Test Suites</text:span></text:p>
                <text:p text:style-name="P21"><text:span text:style-name="T9">3) Test Data</text:span></text:p>
                <text:p text:style-name="P21"><text:span text:style-name="T9">4) Test Report</text:span></text:p>
                <text:p text:style-name="P21"><text:span text:style-name="T9">5) Test Log</text:span></text:p>
                <text:p text:style-name="P21"><text:span text:style-name="T9">6) Test Cases</text:span></text:p>
                <text:p text:style-name="P21"><text:span text:style-name="T9">7) Test Steps </text:span></text:p>
                <text:p text:style-name="P21"><text:span text:style-name="T9">8) Test Configuration and tear down</text:span></text:p>
                <text:p text:style-name="P21"><text:span text:style-name="T9">9) Test Services (Test Step Sets)</text:span></text:p>
                <text:p text:style-name="P21"><text:span text:style-name="T9">10) Conditional Steps/Services </text:span></text:p>
                <text:p text:style-name="P21"><text:span text:style-name="T9">11) Loop-able Steps/Services</text:span></text:p>
                <text:p text:style-name="P21"><text:span text:style-name="T9">12) Exception Handling</text:span></text:p>
                <text:p text:style-name="P21"><text:span text:style-name="T9">13) Assertion</text:span></text:p>
              </text:list-header>
            </text:list>
          </draw:text-box>
        </draw:frame>
        <presentation:notes draw:style-name="dp2">
          <draw:page-thumbnail draw:layer="layout" svg:width="14.204cm" svg:height="10.649cm" svg:x="2.756cm" svg:y="2.13cm" draw:page-number="7" presentation:class="page"/>
          <draw:custom-shape draw:style-name="gr16" draw:text-style-name="P2" draw:layer="layout" svg:width="15.769cm" svg:height="12.784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 xml:id="id8" draw:id="id8">
        <draw:frame presentation:style-name="pr10" draw:text-style-name="P2" draw:layer="layout" svg:width="22.842cm" svg:height="3.157cm" svg:x="1.27cm" svg:y="0.396cm" presentation:class="title" presentation:user-transformed="true">
          <draw:text-box>
            <text:list text:style-name="L1">
              <text:list-header>
                <text:p text:style-name="P1"><text:span text:style-name="T9">ATE Architecture </text:span></text:p>
              </text:list-header>
            </text:list>
          </draw:text-box>
        </draw:frame>
        <draw:custom-shape draw:style-name="gr17" draw:text-style-name="P16" draw:layer="layout" svg:width="21.846cm" svg:height="1.014cm" svg:x="1.777cm" svg:y="6.094cm">
          <text:list text:style-name="L1">
            <text:list-header>
              <text:p text:style-name="P15"><text:span text:style-name="T9">Spring Framework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2.86cm" svg:height="9.146cm" svg:x="1.27cm" svg:y="5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094cm" svg:height="1.014cm" svg:x="9.904cm" svg:y="4.824cm">
          <text:list text:style-name="L1">
            <text:list-header>
              <text:p text:style-name="P15"><text:span text:style-name="T9">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21.59cm" svg:height="1.27cm" svg:x="1.777cm" svg:y="3.303cm">
          <text:list text:style-name="L1">
            <text:list-header>
              <text:p text:style-name="P15"><text:span text:style-name="T9">Application Automation Test Script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.81cm" svg:height="1.27cm" svg:x="13.97cm" svg:y="11.937cm">
          <text:list text:style-name="L1">
            <text:list-header>
              <text:p text:style-name="P15"><text:span text:style-name="T9">Case Mode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4.317cm" svg:height="1.27cm" svg:x="19.05cm" svg:y="11.937cm">
          <text:list text:style-name="L1">
            <text:list-header>
              <text:p text:style-name="P15"><text:span text:style-name="T9">Page Mode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3.554cm" svg:height="1.27cm" svg:x="11.174cm" svg:y="9.904cm">
          <text:list text:style-name="L1">
            <text:list-header>
              <text:p text:style-name="P15"><text:span text:style-name="T9">Repor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3.81cm" svg:height="1.27cm" svg:x="8.634cm" svg:y="11.937cm">
          <text:list text:style-name="L1">
            <text:list-header>
              <text:p text:style-name="P15"><text:span text:style-name="T9">Result Mak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4.066cm" svg:height="1.27cm" svg:x="5.843cm" svg:y="9.904cm">
          <text:list text:style-name="L1">
            <text:list-header>
              <text:p text:style-name="P15"><text:span text:style-name="T9">Logg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3.554cm" svg:height="1.27cm" svg:x="3.303cm" svg:y="7.876cm">
          <text:list text:style-name="L1">
            <text:list-header>
              <text:p text:style-name="P15"><text:span text:style-name="T9">Xml Schem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draw:layer="layout" svg:width="4.066cm" svg:height="1.27cm" svg:x="16.766cm" svg:y="9.904cm">
          <text:list text:style-name="L1">
            <text:list-header>
              <text:p text:style-name="P15"><text:span text:style-name="T9">Asser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3.303cm" svg:height="1.27cm" svg:x="1.777cm" svg:y="9.904cm">
          <text:list text:style-name="L1">
            <text:list-header>
              <text:p text:style-name="P15"><text:span text:style-name="T9">Data Mng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draw:layer="layout" svg:width="21.334cm" svg:height="1.27cm" svg:x="2.033cm" svg:y="14.984cm">
          <text:list text:style-name="L1">
            <text:list-header>
              <text:p text:style-name="P15"><text:span text:style-name="T9">Selenium (WebDriver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14.984cm" svg:height="1.27cm" svg:x="8.383cm" svg:y="7.876cm">
          <text:list text:style-name="L1">
            <text:list-header>
              <text:p text:style-name="P15"><text:span text:style-name="T9">TestNG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507cm" svg:height="0.763cm" svg:x="4.818cm" svg:y="7.113cm">
          <text:p/>
          <draw:enhanced-geometry svg:viewBox="0 0 21600 21600" draw:text-areas="?f0 ?f8 ?f2 ?f9" draw:mirror-horizontal="tru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" draw:layer="layout" svg:width="0.507cm" svg:height="2.796cm" svg:x="2.284cm" svg:y="7.1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" draw:layer="layout" svg:width="0.763cm" svg:height="1.526cm" svg:x="9.653cm" svg:y="4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" draw:layer="layout" svg:width="0.763cm" svg:height="1.526cm" svg:x="16.254cm" svg:y="4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" draw:layer="layout" svg:width="0.507cm" svg:height="0.763cm" svg:x="14.733cm" svg:y="7.1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" draw:layer="layout" svg:width="0.507cm" svg:height="2.796cm" svg:x="7.364cm" svg:y="7.1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" draw:layer="layout" svg:width="0.256cm" svg:height="0.763cm" svg:x="9.146cm" svg:y="9.14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" draw:layer="layout" svg:width="0.507cm" svg:height="0.763cm" svg:x="12.956cm" svg:y="9.14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" draw:layer="layout" svg:width="0.507cm" svg:height="0.763cm" svg:x="18.794cm" svg:y="9.14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2" draw:layer="layout" svg:width="0.507cm" svg:height="1.777cm" svg:x="21.083cm" svg:y="13.20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" draw:layer="layout" svg:width="0.507cm" svg:height="2.796cm" svg:x="15.24cm" svg:y="9.14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6" draw:layer="layout" svg:width="3.81cm" svg:height="1.27cm" svg:x="3.554cm" svg:y="11.937cm">
          <text:list text:style-name="L1">
            <text:list-header>
              <text:p text:style-name="P15"><text:span text:style-name="T9">Project Mode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507cm" svg:height="4.824cm" svg:x="5.336cm" svg:y="7.1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2" draw:layer="layout" svg:width="0.507cm" svg:height="1.777cm" svg:x="15.24cm" svg:y="13.20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" draw:layer="layout" svg:width="0.507cm" svg:height="2.796cm" svg:x="10.416cm" svg:y="9.14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" draw:layer="layout" svg:width="0.507cm" svg:height="0.763cm" svg:x="19.813cm" svg:y="11.1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2" draw:layer="layout" svg:width="1.27cm" svg:height="0.507cm" svg:x="17.78cm" svg:y="12.1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" draw:layer="layout" svg:width="0.256cm" svg:height="0.763cm" svg:x="14.226cm" svg:y="11.1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" draw:layer="layout" svg:width="1.526cm" svg:height="0.507cm" svg:x="12.444cm" svg:y="12.3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" draw:layer="layout" svg:width="0.256cm" svg:height="0.763cm" svg:x="11.686cm" svg:y="11.1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smil:dur="indefinite" smil:fill="hold" presentation:node-type="timing-root">
          <anim:par smil:begin="id8.begin">
            <anim:transitionFilter smil:dur="1s" smil:type="slideWipe" smil:subtype="fromTop"/>
          </anim:par>
          <anim:seq smil:dur="indefinite" smil:fill="hold" presentation:node-type="main-sequence"/>
        </anim:par>
        <presentation:notes draw:style-name="dp2">
          <draw:page-thumbnail draw:layer="layout" svg:width="14.195cm" svg:height="10.641cm" svg:x="2.756cm" svg:y="2.13cm" draw:page-number="8" presentation:class="page"/>
          <draw:custom-shape draw:style-name="gr40" draw:text-style-name="P2" draw:layer="layout" svg:width="15.76cm" svg:height="12.775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3T3">
        <draw:frame presentation:style-name="pr8" draw:text-style-name="P2" draw:layer="layout" svg:width="22.851cm" svg:height="3.166cm" svg:x="1.269cm" svg:y="0.763cm" presentation:class="title" presentation:user-transformed="true">
          <draw:text-box>
            <text:list text:style-name="L10">
              <text:list-header>
                <text:p text:style-name="P14"><text:span text:style-name="T18">Examples with ATE – scripting</text:span></text:p>
              </text:list-header>
            </text:list>
          </draw:text-box>
        </draw:frame>
        <draw:frame presentation:style-name="pr11" draw:text-style-name="P2" draw:layer="layout" svg:width="11.152cm" svg:height="12.577cm" svg:x="1.27cm" svg:y="4.444cm" presentation:class="outline" presentation:user-transformed="true">
          <draw:text-box>
            <text:list text:style-name="L1">
              <text:list-header>
                <text:p text:style-name="P22"><text:span text:style-name="T6"/></text:p>
              </text:list-header>
            </text:list>
            <text:list text:style-name="L2">
              <text:list-header>
                <text:p text:style-name="P13"><text:span text:style-name="T6"/></text:p>
              </text:list-header>
            </text:list>
          </draw:text-box>
        </draw:frame>
        <draw:frame presentation:style-name="pr11" draw:text-style-name="P2" draw:layer="layout" svg:width="22.353cm" svg:height="12.577cm" svg:x="1.776cm" svg:y="4.444cm" presentation:class="outline" presentation:user-transformed="true">
          <draw:text-box>
            <text:list text:style-name="L1">
              <text:list-header>
                <text:p text:style-name="P23"><text:span text:style-name="T19">&lt;ate:elementStep id="step1" stepName="InputUserName" stepDescription="step1 type user name" targetStep="false" myWebElement="mywebelem1" &gt;</text:span></text:p>
                <text:p text:style-name="P23"><text:span text:style-name="T19"><text:s text:c="4"/></text:span><text:span text:style-name="T19">&lt;property name="expectedResultAsserter"&gt; </text:span></text:p>
                <text:p text:style-name="P23"><text:span text:style-name="T19"><text:s text:c="8"/></text:span><text:span text:style-name="T19">&lt;list&gt;</text:span></text:p>
                <text:p text:style-name="P23"><text:span text:style-name="T19"><text:s text:c="13"/></text:span><text:span text:style-name="T19">&lt;ref bean="LoginPagePropertyAsserter" /&gt;</text:span></text:p>
                <text:p text:style-name="P23"><text:span text:style-name="T19"><text:s text:c="13"/></text:span><text:span text:style-name="T19">&lt;ref bean="LoginElementExistenceAsserter" /&gt;</text:span></text:p>
                <text:p text:style-name="P23"><text:span text:style-name="T19"><text:s text:c="9"/></text:span><text:span text:style-name="T19">&lt;/list&gt;</text:span></text:p>
                <text:p text:style-name="P23"><text:span text:style-name="T19"><text:s text:c="4"/></text:span><text:span text:style-name="T19">&lt;/property&gt;</text:span></text:p>
                <text:p text:style-name="P23"><text:span text:style-name="T19">&lt;/ate:elementStep&gt;</text:span></text:p>
                <text:p text:style-name="P23"><text:span text:style-name="T19"/></text:p>
                <text:p text:style-name="P23"><text:span text:style-name="T19">&lt;ate:myWebElement id="mywebelem1"&gt;</text:span></text:p>
                <text:p text:style-name="P23"><text:span text:style-name="T19"><text:s text:c="8"/></text:span><text:span text:style-name="T19">&lt;constructor-arg ref="elemfind1" /&gt;</text:span></text:p>
                <text:p text:style-name="P23"><text:span text:style-name="T19"><text:s text:c="8"/></text:span><text:span text:style-name="T19">&lt;constructor-arg ref="elemaction1" /&gt;</text:span></text:p>
                <text:p text:style-name="P23"><text:span text:style-name="T19">&lt;/ate:myWebElement&gt;</text:span></text:p>
                <text:p text:style-name="P23"><text:span text:style-name="T19"/></text:p>
                <text:p text:style-name="P23"><text:span text:style-name="T19">&lt;ate:elementFindById id="elemfind1" findByValue="modlgn_username" /&gt;</text:span></text:p>
                <text:p text:style-name="P23"><text:span text:style-name="T19"/></text:p>
                <text:p text:style-name="P23"><text:span text:style-name="T19">&lt;ate:sendKeysAction id="elemaction1" dataValue="userNameValue" /&gt;</text:span></text:p>
              </text:list-header>
            </text:list>
          </draw:text-box>
        </draw:frame>
        <presentation:notes draw:style-name="dp2">
          <draw:page-thumbnail draw:layer="layout" svg:width="14.213cm" svg:height="10.658cm" svg:x="2.756cm" svg:y="2.13cm" draw:page-number="9" presentation:class="page"/>
          <draw:custom-shape draw:style-name="gr2" draw:text-style-name="P2" draw:layer="layout" svg:width="15.778cm" svg:height="12.793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2" presentation:presentation-page-layout-name="AL3T3">
        <draw:frame presentation:style-name="pr12" draw:text-style-name="P2" draw:layer="layout" svg:width="22.851cm" svg:height="3.166cm" svg:x="1.269cm" svg:y="0.763cm" presentation:class="title" presentation:user-transformed="true">
          <draw:text-box>
            <text:list text:style-name="L10">
              <text:list-header>
                <text:p text:style-name="P14"><text:span text:style-name="T18">Examples with ATE – reporting</text:span></text:p>
              </text:list-header>
            </text:list>
          </draw:text-box>
        </draw:frame>
        <draw:frame presentation:style-name="pr13" draw:text-style-name="P2" draw:layer="layout" svg:width="11.152cm" svg:height="12.577cm" svg:x="1.27cm" svg:y="4.444cm" presentation:class="outline" presentation:user-transformed="true">
          <draw:text-box>
            <text:list text:style-name="L1">
              <text:list-header>
                <text:p text:style-name="P22"><text:span text:style-name="T6"/></text:p>
              </text:list-header>
            </text:list>
            <text:list text:style-name="L2">
              <text:list-header>
                <text:p text:style-name="P13"><text:span text:style-name="T6"/></text:p>
              </text:list-header>
            </text:list>
          </draw:text-box>
        </draw:frame>
        <draw:frame presentation:style-name="pr13" draw:text-style-name="P2" draw:layer="layout" svg:width="22.353cm" svg:height="12.577cm" svg:x="1.776cm" svg:y="4.444cm" presentation:class="outline" presentation:user-transformed="true">
          <draw:text-box>
            <text:list text:style-name="L1">
              <text:list-header>
                <text:p text:style-name="P24"><text:span text:style-name="T19">&lt;Step name="InputUserName" index="2"&gt;</text:span></text:p>
                <text:p text:style-name="P24"><text:span text:style-name="T19"><text:s text:c="7"/></text:span><text:span text:style-name="T19">&lt;StepDescription&gt;</text:span></text:p>
                <text:p text:style-name="P24"><text:span text:style-name="T19"><text:s text:c="15"/></text:span><text:span text:style-name="T19">&lt;![CDATA[step1 type user name ==&gt; peidonghu1x]]&gt;</text:span></text:p>
                <text:p text:style-name="P24"><text:span text:style-name="T19"><text:s text:c="7"/></text:span><text:span text:style-name="T19">&lt;/StepDescription&gt;</text:span></text:p>
                <text:p text:style-name="P24"><text:span text:style-name="T19"><text:s text:c="7"/></text:span><text:span text:style-name="T19">&lt;StepResult&gt;</text:span></text:p>
                <text:p text:style-name="P24"><text:span text:style-name="T19">&lt;![CDATA[</text:span></text:p>
                <text:p text:style-name="P24"><text:span text:style-name="T20">Page_Property_Correctness ==&gt; HIGH ==&gt; Page_Title ==&gt; My Page Title ==&gt; null ==&gt; null ==&gt; NotCorrect ==&gt; <text:s/>PAGEPROPERTYNOTCORRECT</text:span></text:p>
                <text:p text:style-name="P24"><text:span text:style-name="T19">Page_Element_Existence ==&gt; HIGH ==&gt; ID ==&gt; logo1 ==&gt; <text:s/>==&gt; NotExist ==&gt; <text:s/>==&gt; PAGEELEMENTNOTEXIST</text:span></text:p>
                <text:p text:style-name="P24"><text:span text:style-name="T19">Page_Element_Existence ==&gt; MEDIUM ==&gt; ID ==&gt; banner ==&gt; <text:s/>==&gt; Exist ==&gt; <text:s/>==&gt; PAGEELEMENTEXIST</text:span></text:p>
                <text:p text:style-name="P24"><text:span text:style-name="T19">Page_Element_Existence ==&gt; HIGH ==&gt; ID ==&gt; search_phu ==&gt; <text:s/>==&gt; Exist ==&gt; <text:s/>==&gt; PAGEELEMENTEXIST</text:span></text:p>
                <text:p text:style-name="P24"><text:span text:style-name="T19">]]&gt;</text:span></text:p>
                <text:p text:style-name="P24"><text:span text:style-name="T19"><text:s text:c="7"/></text:span><text:span text:style-name="T19">&lt;/StepResult&gt;</text:span></text:p>
                <text:p text:style-name="P24"><text:span text:style-name="T19">&lt;/Step&gt; &lt;!-- input user name --&gt;</text:span></text:p>
              </text:list-header>
            </text:list>
          </draw:text-box>
        </draw:frame>
        <presentation:notes draw:style-name="dp2">
          <draw:page-thumbnail draw:layer="layout" svg:width="14.213cm" svg:height="10.658cm" svg:x="2.756cm" svg:y="2.13cm" draw:page-number="10" presentation:class="page"/>
          <draw:custom-shape draw:style-name="gr2" draw:text-style-name="P2" draw:layer="layout" svg:width="15.778cm" svg:height="12.793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2" presentation:presentation-page-layout-name="AL2T1">
        <draw:frame presentation:style-name="pr14" draw:text-style-name="P2" draw:layer="layout" svg:width="22.86cm" svg:height="3.18cm" svg:x="1.27cm" svg:y="0.758cm" presentation:class="title" presentation:user-transformed="true">
          <draw:text-box>
            <text:list text:style-name="L1">
              <text:list-header>
                <text:p text:style-name="P1"><text:span text:style-name="T9">Exmaples with ATE – execution</text:span></text:p>
              </text:list-header>
            </text:list>
          </draw:text-box>
        </draw:frame>
        <draw:frame presentation:style-name="pr15" draw:text-style-name="P2" draw:layer="layout" svg:width="22.86cm" svg:height="11.047cm" svg:x="1.27cm" svg:y="4.457cm" presentation:class="outline" presentation:user-transformed="true">
          <draw:text-box>
            <text:list text:style-name="L1">
              <text:list-header>
                <text:p text:style-name="P21"><text:span text:style-name="T9">Command line execution</text:span></text:p>
                <text:p text:style-name="P21"><text:span text:style-name="T9">1) java -jar ate.jar testproject/testproject.xml </text:span></text:p>
                <text:p text:style-name="P21"><text:span text:style-name="T9">Or</text:span></text:p>
                <text:p text:style-name="P21"><text:span text:style-name="T9">2) maven clean test <text:s/></text:span></text:p>
              </text:list-header>
            </text:list>
          </draw:text-box>
        </draw:frame>
        <presentation:notes draw:style-name="dp2">
          <draw:page-thumbnail draw:layer="layout" svg:width="14.212cm" svg:height="10.658cm" svg:x="2.752cm" svg:y="2.161cm" draw:page-number="11" presentation:class="page"/>
          <draw:custom-shape draw:style-name="gr41" draw:text-style-name="P2" draw:layer="layout" svg:width="15.774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2" presentation:presentation-page-layout-name="AL3T3">
        <draw:frame presentation:style-name="pr12" draw:text-style-name="P2" draw:layer="layout" svg:width="22.851cm" svg:height="3.166cm" svg:x="1.269cm" svg:y="0.763cm" presentation:class="title" presentation:user-transformed="true">
          <draw:text-box>
            <text:list text:style-name="L10">
              <text:list-header>
                <text:p text:style-name="P14"><text:span text:style-name="T18">Examples without ATE – Scripting </text:span></text:p>
              </text:list-header>
            </text:list>
          </draw:text-box>
        </draw:frame>
        <draw:frame presentation:style-name="pr13" draw:text-style-name="P2" draw:layer="layout" svg:width="11.152cm" svg:height="12.577cm" svg:x="1.27cm" svg:y="4.444cm" presentation:class="outline" presentation:user-transformed="true">
          <draw:text-box>
            <text:list text:style-name="L1">
              <text:list-header>
                <text:p text:style-name="P22"><text:span text:style-name="T6"/></text:p>
              </text:list-header>
            </text:list>
            <text:list text:style-name="L2">
              <text:list-header>
                <text:p text:style-name="P13"><text:span text:style-name="T6"/></text:p>
              </text:list-header>
            </text:list>
          </draw:text-box>
        </draw:frame>
        <draw:frame presentation:style-name="pr13" draw:text-style-name="P2" draw:layer="layout" svg:width="22.353cm" svg:height="12.577cm" svg:x="1.776cm" svg:y="4.444cm" presentation:class="outline" presentation:user-transformed="true">
          <draw:text-box>
            <text:list text:style-name="L1">
              <text:list-header>
                <text:p text:style-name="P24"><text:span text:style-name="T19"/></text:p>
                <text:p text:style-name="P24"><text:span text:style-name="T19"><text:s text:c="7"/></text:span><text:span text:style-name="T19">WebElement myDynamicElement = (new WebDriverWait(driver, 10)).until(ExpectedConditions.presenceOfElementLocated(By.name("login"))); <text:s text:c="7"/></text:span></text:p>
                <text:p text:style-name="P24"><text:span text:style-name="T19"><text:s text:c="8"/></text:span><text:span text:style-name="T19">// Find the text input element by its name</text:span></text:p>
                <text:p text:style-name="P24"><text:span text:style-name="T19"><text:s text:c="8"/></text:span><text:span text:style-name="T19">WebElement element = driver.findElement(By.name("username"));</text:span></text:p>
                <text:p text:style-name="P24"><text:span text:style-name="T19"><text:s text:c="8"/></text:span><text:span text:style-name="T19">// Enter something to search for</text:span></text:p>
                <text:p text:style-name="P24"><text:span text:style-name="T19"><text:s text:c="8"/></text:span><text:span text:style-name="T19">element.sendKeys("Cheese!");</text:span></text:p>
                <text:p text:style-name="P24"><text:span text:style-name="T19"><text:s text:c="8"/></text:span><text:span text:style-name="T19">String pageTitle = driver.getTitle();</text:span></text:p>
                <text:p text:style-name="P24"><text:span text:style-name="T19"><text:s text:c="8"/></text:span><text:span text:style-name="T19">WebElement logo = driver.findElement(By.id("logo"));</text:span></text:p>
                <text:p text:style-name="P24"><text:span text:style-name="T19"><text:s text:c="8"/></text:span><text:span text:style-name="T19">WebElement searchbox = driver.findElement(By.id("userSearch"));</text:span></text:p>
                <text:p text:style-name="P24"><text:span text:style-name="T19"><text:s text:c="8"/></text:span><text:span text:style-name="T19">Assert.assertTrue(pageTitle.equals(newTitle));</text:span></text:p>
                <text:p text:style-name="P24"><text:span text:style-name="T19"><text:s text:c="8"/></text:span><text:span text:style-name="T19">Assert.assertTure(!logo.isEmpty());</text:span></text:p>
                <text:p text:style-name="P24"><text:span text:style-name="T19"><text:s text:c="8"/></text:span><text:span text:style-name="T19">Assert.assertTure(!searchBox.isEmpty());</text:span></text:p>
              </text:list-header>
            </text:list>
            <text:list text:style-name="L11">
              <text:list-item>
                <text:list>
                  <text:list-header>
                    <text:p text:style-name="P25"><text:span text:style-name="T21"/></text:p>
                    <text:p text:style-name="P25"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4.213cm" svg:height="10.658cm" svg:x="2.756cm" svg:y="2.13cm" draw:page-number="12" presentation:class="page"/>
          <draw:custom-shape draw:style-name="gr2" draw:text-style-name="P2" draw:layer="layout" svg:width="15.778cm" svg:height="12.793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2" presentation:presentation-page-layout-name="AL2T1">
        <draw:frame presentation:style-name="pr14" draw:text-style-name="P2" draw:layer="layout" svg:width="22.86cm" svg:height="3.18cm" svg:x="1.27cm" svg:y="0.758cm" presentation:class="title" presentation:user-transformed="true">
          <draw:text-box>
            <text:list text:style-name="L1">
              <text:list-header>
                <text:p text:style-name="P1"><text:span text:style-name="T9">Examples without ATE – Reporting</text:span></text:p>
              </text:list-header>
            </text:list>
          </draw:text-box>
        </draw:frame>
        <draw:frame presentation:style-name="pr15" draw:text-style-name="P2" draw:layer="layout" svg:width="22.86cm" svg:height="11.047cm" svg:x="1.27cm" svg:y="4.457cm" presentation:class="outline" presentation:user-transformed="true">
          <draw:text-box>
            <text:list text:style-name="L1">
              <text:list-header>
                <text:p text:style-name="P21"><text:span text:style-name="T9">Need additional hundreds lines of code to be able to support step level report</text:span></text:p>
                <text:p text:style-name="P21"><text:span text:style-name="T9"><text:s/></text:span></text:p>
                <text:p text:style-name="P21"><text:span text:style-name="T9"/></text:p>
              </text:list-header>
            </text:list>
          </draw:text-box>
        </draw:frame>
        <presentation:notes draw:style-name="dp2">
          <draw:page-thumbnail draw:layer="layout" svg:width="14.212cm" svg:height="10.658cm" svg:x="2.752cm" svg:y="2.161cm" draw:page-number="13" presentation:class="page"/>
          <draw:custom-shape draw:style-name="gr41" draw:text-style-name="P2" draw:layer="layout" svg:width="15.774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2" presentation:presentation-page-layout-name="AL2T1">
        <draw:frame presentation:style-name="pr14" draw:text-style-name="P2" draw:layer="layout" svg:width="22.86cm" svg:height="3.18cm" svg:x="1.27cm" svg:y="0.758cm" presentation:class="title" presentation:user-transformed="true">
          <draw:text-box>
            <text:list text:style-name="L1">
              <text:list-header>
                <text:p text:style-name="P1"><text:span text:style-name="T9">Examples without ATE – Execution</text:span></text:p>
              </text:list-header>
            </text:list>
          </draw:text-box>
        </draw:frame>
        <draw:frame presentation:style-name="pr15" draw:text-style-name="P2" draw:layer="layout" svg:width="22.86cm" svg:height="11.047cm" svg:x="1.27cm" svg:y="4.457cm" presentation:class="outline" presentation:user-transformed="true">
          <draw:text-box>
            <text:list text:style-name="L1">
              <text:list-header>
                <text:p text:style-name="P21"><text:span text:style-name="T9">Need many lines of code to be able to run it in command line and with maven</text:span></text:p>
              </text:list-header>
            </text:list>
          </draw:text-box>
        </draw:frame>
        <presentation:notes draw:style-name="dp2">
          <draw:page-thumbnail draw:layer="layout" svg:width="14.212cm" svg:height="10.658cm" svg:x="2.752cm" svg:y="2.161cm" draw:page-number="14" presentation:class="page"/>
          <draw:custom-shape draw:style-name="gr41" draw:text-style-name="P2" draw:layer="layout" svg:width="15.774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2" presentation:presentation-page-layout-name="AL2T1">
        <draw:frame presentation:style-name="pr14" draw:text-style-name="P2" draw:layer="layout" svg:width="22.86cm" svg:height="3.18cm" svg:x="1.27cm" svg:y="0.758cm" presentation:class="title" presentation:user-transformed="true">
          <draw:text-box>
            <text:list text:style-name="L1">
              <text:list-header>
                <text:p text:style-name="P1"><text:span text:style-name="T22">Important modules that ATE implements</text:span></text:p>
              </text:list-header>
            </text:list>
          </draw:text-box>
        </draw:frame>
        <draw:frame presentation:style-name="pr15" draw:text-style-name="P2" draw:layer="layout" svg:width="22.86cm" svg:height="11.047cm" svg:x="1.27cm" svg:y="4.457cm" presentation:class="outline" presentation:user-transformed="true">
          <draw:text-box>
            <text:list text:style-name="L1">
              <text:list-header>
                <text:p text:style-name="P21"><text:span text:style-name="T9">1) Test Projects </text:span></text:p>
                <text:p text:style-name="P21"><text:span text:style-name="T9">2) Test Suites</text:span></text:p>
                <text:p text:style-name="P21"><text:span text:style-name="T9">3) Test Data stores in XML (ElementFind data) and Database (Input data, result data.)</text:span></text:p>
                <text:p text:style-name="P21"><text:span text:style-name="T9">4) Test Report Enhancement including Test Step level report, Element level report</text:span></text:p>
                <text:p text:style-name="P21"><text:span text:style-name="T9">5) Test Log including Application level Log and System low level log</text:span></text:p>
                <text:p text:style-name="P21"><text:span text:style-name="T9">6) Test Cases</text:span></text:p>
                <text:p text:style-name="P21"><text:span text:style-name="T9">7) Test Steps </text:span></text:p>
                <text:p text:style-name="P21"><text:span text:style-name="T9">8) Test Configuration (in beta2)</text:span></text:p>
                <text:p text:style-name="P21"><text:span text:style-name="T9">9) Test Services (Test Step Sets) (in beta2)</text:span></text:p>
                <text:p text:style-name="P21"><text:span text:style-name="T9">10) Conditional Steps/Services (in beta2)</text:span></text:p>
                <text:p text:style-name="P21"><text:span text:style-name="T9">11) Loop-able Steps/Services (in beta2)</text:span></text:p>
                <text:p text:style-name="P21"><text:span text:style-name="T9">12) Exception Handling</text:span></text:p>
                <text:p text:style-name="P21"><text:span text:style-name="T9">13) Assertion</text:span></text:p>
              </text:list-header>
            </text:list>
          </draw:text-box>
        </draw:frame>
        <presentation:notes draw:style-name="dp2">
          <draw:page-thumbnail draw:layer="layout" svg:width="14.212cm" svg:height="10.658cm" svg:x="2.752cm" svg:y="2.161cm" draw:page-number="15" presentation:class="page"/>
          <draw:custom-shape draw:style-name="gr41" draw:text-style-name="P2" draw:layer="layout" svg:width="15.774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2" presentation:presentation-page-layout-name="AL2T1">
        <draw:frame presentation:style-name="pr14" draw:text-style-name="P2" draw:layer="layout" svg:width="22.86cm" svg:height="3.18cm" svg:x="1.27cm" svg:y="0.758cm" presentation:class="title" presentation:user-transformed="true">
          <draw:text-box>
            <text:list text:style-name="L1">
              <text:list-header>
                <text:p text:style-name="P1"><text:span text:style-name="T23">ATE using the following technologies/libraries</text:span></text:p>
              </text:list-header>
            </text:list>
          </draw:text-box>
        </draw:frame>
        <draw:frame presentation:style-name="pr15" draw:text-style-name="P2" draw:layer="layout" svg:width="22.86cm" svg:height="11.047cm" svg:x="1.27cm" svg:y="4.457cm" presentation:class="outline" presentation:user-transformed="true">
          <draw:text-box>
            <text:list text:style-name="L1">
              <text:list-header>
                <text:p text:style-name="P21"><text:span text:style-name="T9">1) Java</text:span></text:p>
                <text:p text:style-name="P21"><text:span text:style-name="T9">2) Test Projects, Test Suites, Test Cases - Spring Framework </text:span></text:p>
                <text:p text:style-name="P21"><text:span text:style-name="T9">3) Test Data stores in XML (ElementFind data) - DBUnit </text:span></text:p>
                <text:p text:style-name="P21"><text:span text:style-name="T9">4) Test Data stores in Database – Spring JPA, Hibernate, HyperSQLDB, DBUnit</text:span></text:p>
                <text:p text:style-name="P21"><text:span text:style-name="T9">5) Test Report – AOP programming, TestNG, Jenkins and customized plugins </text:span></text:p>
                <text:p text:style-name="P21"><text:span text:style-name="T9">6) Test Log – Spring AOP programming and LogBack</text:span></text:p>
                <text:p text:style-name="P21"><text:span text:style-name="T9">7) PageObject, Test Steps – Spring Framework </text:span></text:p>
                <text:p text:style-name="P21"><text:span text:style-name="T9">8) Test Configuration and Teardown (in beta2) </text:span></text:p>
                <text:p text:style-name="P21"><text:span text:style-name="T9">9) Test Services (Test Step Sets) (in beta2)</text:span></text:p>
                <text:p text:style-name="P21"><text:span text:style-name="T9">10) Conditional Steps/Services (in beta2)</text:span></text:p>
                <text:p text:style-name="P21"><text:span text:style-name="T9">11) Loop-able Steps/Services (in beta2)</text:span></text:p>
                <text:p text:style-name="P21"><text:span text:style-name="T9">12) Exception Handling – AOP programming and Problomatic chain Library</text:span></text:p>
                <text:p text:style-name="P21"><text:span text:style-name="T9">13) Assertion – TestNG and AOP programming</text:span></text:p>
                <text:p text:style-name="P21"><text:span text:style-name="T9">14) Extension feature – Spring Framework </text:span></text:p>
                <text:p text:style-name="P21"><text:span text:style-name="T9">15) Eclipse and Spring IDE development environment</text:span></text:p>
                <text:p text:style-name="P21"><text:span text:style-name="T9">16) Maven build/deployment and Jenkins CI and reporting system</text:span></text:p>
                <text:p text:style-name="P21"><text:span text:style-name="T9">17) Github source code control</text:span></text:p>
              </text:list-header>
            </text:list>
          </draw:text-box>
        </draw:frame>
        <presentation:notes draw:style-name="dp2">
          <draw:page-thumbnail draw:layer="layout" svg:width="14.212cm" svg:height="10.658cm" svg:x="2.752cm" svg:y="2.161cm" draw:page-number="16" presentation:class="page"/>
          <draw:custom-shape draw:style-name="gr41" draw:text-style-name="P2" draw:layer="layout" svg:width="15.774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le2" presentation:presentation-page-layout-name="AL2T1">
        <draw:frame presentation:style-name="pr16" draw:text-style-name="P2" draw:layer="layout" svg:width="22.856cm" svg:height="3.175cm" svg:x="1.27cm" svg:y="0.757cm" presentation:class="title" presentation:user-transformed="true">
          <draw:text-box>
            <text:list text:style-name="L1">
              <text:list-header>
                <text:p text:style-name="P1"><text:span text:style-name="T9">Future of ATE</text:span></text:p>
              </text:list-header>
            </text:list>
          </draw:text-box>
        </draw:frame>
        <draw:frame presentation:style-name="pr17" draw:text-style-name="P2" draw:layer="layout" svg:width="22.856cm" svg:height="11.042cm" svg:x="1.27cm" svg:y="4.458cm" presentation:class="outline" presentation:user-transformed="true">
          <draw:text-box>
            <text:list text:style-name="L1">
              <text:list-header>
                <text:p text:style-name="P26"><text:span text:style-name="T9">1) Flexible engine can run with different testing driver</text:span></text:p>
                <text:p text:style-name="P26"><text:span text:style-name="T9">2) Integrate Web Service interface testing</text:span></text:p>
                <text:p text:style-name="P26"><text:span text:style-name="T9">3) GUI test case composer – eclipse plugin</text:span></text:p>
                <text:p text:style-name="P26"><text:span text:style-name="T9">4) Intelligent manual test case converter</text:span></text:p>
              </text:list-header>
            </text:list>
          </draw:text-box>
        </draw:frame>
        <presentation:notes draw:style-name="dp2">
          <draw:page-thumbnail draw:layer="layout" svg:width="14.199cm" svg:height="10.645cm" svg:x="2.756cm" svg:y="2.13cm" draw:page-number="17" presentation:class="page"/>
          <draw:custom-shape draw:style-name="gr42" draw:text-style-name="P2" draw:layer="layout" svg:width="15.765cm" svg:height="12.779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le2" presentation:presentation-page-layout-name="AL2T1">
        <draw:frame presentation:style-name="pr18" draw:text-style-name="P2" draw:layer="layout" svg:width="22.838cm" svg:height="3.158cm" svg:x="1.27cm" svg:y="0.758cm" presentation:class="title" presentation:user-transformed="true">
          <draw:text-box>
            <text:list text:style-name="L1">
              <text:list-header>
                <text:p text:style-name="P1"><text:span text:style-name="T9">ATE is in Alpha release </text:span></text:p>
              </text:list-header>
            </text:list>
          </draw:text-box>
        </draw:frame>
        <draw:frame presentation:style-name="pr19" draw:text-style-name="P2" draw:layer="layout" svg:width="22.838cm" svg:height="11.025cm" svg:x="1.27cm" svg:y="4.457cm" presentation:class="outline" presentation:user-transformed="true">
          <draw:text-box>
            <text:list text:style-name="L3">
              <text:list-header>
                <text:p text:style-name="P27"><text:span text:style-name="T24"><text:a xlink:href="https://github.com/bigtester/automation-test-engine" xlink:type="simple">https://github.com/bigtester/automation-test-engine</text:a></text:span></text:p>
              </text:list-header>
            </text:list>
            <text:list text:style-name="L1">
              <text:list-header>
                <text:p text:style-name="P27"><text:span text:style-name="T9"/></text:p>
                <text:p text:style-name="P27"><text:span text:style-name="T9">And its relevant projects at </text:span></text:p>
                <text:p text:style-name="P27"><text:span text:style-name="T9"/></text:p>
                <text:p text:style-name="P27"><text:span text:style-name="T25">https://github.com/bigtester/</text:span></text:p>
              </text:list-header>
            </text:list>
          </draw:text-box>
        </draw:frame>
        <presentation:notes draw:style-name="dp2">
          <draw:page-thumbnail draw:layer="layout" svg:width="14.182cm" svg:height="10.627cm" svg:x="2.756cm" svg:y="2.13cm" draw:page-number="18" presentation:class="page"/>
          <draw:custom-shape draw:style-name="gr43" draw:text-style-name="P2" draw:layer="layout" svg:width="15.747cm" svg:height="12.762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Title2" presentation:presentation-page-layout-name="AL2T1">
        <draw:frame presentation:style-name="pr16" draw:text-style-name="P2" draw:layer="layout" svg:width="22.856cm" svg:height="3.175cm" svg:x="1.27cm" svg:y="0.757cm" presentation:class="title" presentation:user-transformed="true">
          <draw:text-box>
            <text:list text:style-name="L1">
              <text:list-header>
                <text:p text:style-name="P1"><text:span text:style-name="T23">Section 2 – ATE Live Demo </text:span></text:p>
              </text:list-header>
            </text:list>
          </draw:text-box>
        </draw:frame>
        <draw:frame presentation:style-name="pr17" draw:text-style-name="P2" draw:layer="layout" svg:width="22.856cm" svg:height="11.042cm" svg:x="1.27cm" svg:y="4.458cm" presentation:class="outline" presentation:user-transformed="true">
          <draw:text-box>
            <text:list text:style-name="L1">
              <text:list-header>
                <text:p text:style-name="P26"><text:span text:style-name="T9">Live Demo in Eclipse, Live Demo in Maven and Live Demo in Jenkins</text:span></text:p>
                <text:p text:style-name="P26"><text:span text:style-name="T9">Selenium only Live Demo (without ATE)</text:span></text:p>
                <text:p text:style-name="P26"><text:span text:style-name="T9"/></text:p>
              </text:list-header>
            </text:list>
            <text:list text:style-name="L11">
              <text:list-item>
                <text:list>
                  <text:list-header>
                    <text:p text:style-name="P28"><text:span text:style-name="T9"/></text:p>
                    <text:p text:style-name="P28"><text:span text:style-name="T9">0) Selenium Demo</text:span></text:p>
                    <text:p text:style-name="P28"><text:span text:style-name="T9">1) ATE and Selenium Element Find</text:span></text:p>
                    <text:p text:style-name="P28"><text:span text:style-name="T9">2) ATE and Selenium Element Action</text:span></text:p>
                    <text:p text:style-name="P28"><text:span text:style-name="T9">3) ATE other concepts (xml element introduction)</text:span></text:p>
                  </text:list-header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9"><text:span text:style-name="T9">a) Test Project, Suite, TestCase</text:span></text:p>
                      </text:list-item>
                      <text:list-item>
                        <text:p text:style-name="P29"><text:span text:style-name="T9">b) Test Step, Asserter</text:span></text:p>
                      </text:list-item>
                      <text:list-item>
                        <text:p text:style-name="P29"><text:span text:style-name="T9">c) InputData and ResultData</text:span></text:p>
                      </text:list-item>
                      <text:list-item>
                        <text:p text:style-name="P29"><text:span text:style-name="T9">d) Data.xml file</text:span></text:p>
                      </text:list-item>
                      <text:list-item>
                        <text:p text:style-name="P29"><text:span text:style-name="T9">e) Test Report and Test Log</text:span></text:p>
                      </text:list-item>
                      <text:list-item>
                        <text:p text:style-name="P29"><text:span text:style-name="T9">f) Extensibility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header>
                <text:p text:style-name="P26"><text:span text:style-name="T9"/></text:p>
                <text:p text:style-name="P26"><text:span text:style-name="T9">Option: standalone Java executable demo (local version)</text:span></text:p>
              </text:list-header>
            </text:list>
            <text:list text:style-name="L14">
              <text:list-item>
                <text:list>
                  <text:list-header>
                    <text:p text:style-name="P28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4.199cm" svg:height="10.645cm" svg:x="2.756cm" svg:y="2.13cm" draw:page-number="19" presentation:class="page"/>
          <draw:custom-shape draw:style-name="gr42" draw:text-style-name="P2" draw:layer="layout" svg:width="15.765cm" svg:height="12.779cm" svg:x="1.971cm" svg:y="13.5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Droid Sans Fallback1" svg:font-family="'Droid Sans Fallback'" style:font-pitch="variable"/>
    <style:font-face style:name="TimesNewRomanPSMT" svg:font-family="TimesNewRomanPSMT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38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font-name-asian="Droid Sans Fallback1" style:font-family-asian="'Droid Sans Fallback'" style:font-pitch-asian="variable" style:font-size-asian="27pt" style:font-style-asian="normal" style:font-weight-asian="normal" style:font-name-complex="Droid Sans Fallback1" style:font-family-complex="'Droid Sans Fallback'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8pt" fo:font-style="normal" fo:text-shadow="none" style:text-underline-style="none" fo:font-weight="normal" style:font-name-asian="Droid Sans Fallback1" style:font-family-asian="'Droid Sans Fallback'" style:font-pitch-asian="variable" style:font-size-asian="38pt" style:font-style-asian="normal" style:font-weight-asian="normal" style:font-name-complex="Droid Sans Fallback1" style:font-family-complex="'Droid Sans Fallback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38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font-name-asian="Droid Sans Fallback1" style:font-family-asian="'Droid Sans Fallback'" style:font-pitch-asian="variable" style:font-size-asian="27pt" style:font-style-asian="normal" style:font-weight-asian="normal" style:font-name-complex="Droid Sans Fallback1" style:font-family-complex="'Droid Sans Fallback'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02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right" draw:textarea-vertical-align="top" draw:auto-grow-height="false" draw:auto-grow-width="false" fo:min-height="4.56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right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38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font-name-asian="Droid Sans Fallback1" style:font-family-asian="'Droid Sans Fallback'" style:font-pitch-asian="variable" style:font-size-asian="27pt" style:font-style-asian="normal" style:font-weight-asian="normal" style:font-name-complex="Droid Sans Fallback1" style:font-family-complex="'Droid Sans Fallback'" style:font-pitch-complex="variable" style:font-size-complex="27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8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8pt" style:font-style-asian="normal" style:font-weight-asian="normal" style:font-name-complex="Droid Sans Fallback1" style:font-family-complex="'Droid Sans Fallback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d9d8ec" draw:textarea-horizontal-align="left" draw:textarea-vertical-align="middle" draw:auto-grow-height="false" fo:min-height="2.76cm" fo:min-width="2.52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d9d8ec" draw:textarea-horizontal-align="left" draw:textarea-vertical-align="middle" draw:auto-grow-height="false" fo:min-height="2.76cm" fo:min-width="2.516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d9d8ec" draw:textarea-horizontal-align="left" draw:textarea-vertical-align="middle" draw:auto-grow-height="false" fo:min-height="2.761cm" fo:min-width="2.516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79cm" svg:stroke-color="#d9d8ec" svg:stroke-opacity="100%" draw:stroke-linejoin="miter" svg:stroke-linecap="square" draw:fill="none" draw:fill-color="#ffffff" draw:textarea-horizontal-align="left" draw:textarea-vertical-align="middle" draw:auto-grow-height="false" fo:min-height="2.76cm" fo:min-width="2.516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gr14" style:family="graphic" style:parent-style-name="standard">
      <style:graphic-properties draw:stroke="none" draw:fill="solid" draw:fill-color="#d9d8ec" draw:textarea-horizontal-align="left" draw:textarea-vertical-align="middle" draw:auto-grow-height="false" fo:min-height="3.925cm" fo:min-width="3.684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d9d8ec" draw:textarea-horizontal-align="left" draw:textarea-vertical-align="middle" draw:auto-grow-height="false" fo:min-height="3.925cm" fo:min-width="3.685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solid" svg:stroke-width="0.079cm" svg:stroke-color="#d9d8ec" svg:stroke-opacity="100%" draw:stroke-linejoin="miter" svg:stroke-linecap="square" draw:fill="none" draw:fill-color="#ffffff" draw:textarea-horizontal-align="left" draw:textarea-vertical-align="middle" draw:auto-grow-height="false" fo:min-height="3.925cm" fo:min-width="3.685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d9d8ec" draw:textarea-horizontal-align="left" draw:textarea-vertical-align="middle" draw:auto-grow-height="false" fo:min-height="3.924cm" fo:min-width="3.685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solid" svg:stroke-width="0.079cm" svg:stroke-color="#d9d8ec" svg:stroke-opacity="100%" draw:stroke-linejoin="miter" svg:stroke-linecap="square" draw:fill="none" draw:fill-color="#ffffff" draw:textarea-horizontal-align="left" draw:textarea-vertical-align="middle" draw:auto-grow-height="false" fo:min-height="3.924cm" fo:min-width="3.684cm" fo:padding-top="0.13cm" fo:padding-bottom="0.13cm" fo:padding-left="0.25cm" fo:padding-right="0.25cm" fo:wrap-option="no-wrap" draw:shadow-color="#808080"/>
    </style:style>
    <style:style style:name="Mgr19" style:family="graphic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22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22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22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22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43cm" fo:padding-bottom="0.143cm" fo:padding-left="0.286cm" fo:padding-right="0.28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.599cm" fo:margin-right="0cm" fo:line-height="100%" fo:text-indent="-0.555cm" style:line-break="strict"/>
    </style:style>
    <style:style style:name="MP7" style:family="paragraph">
      <style:paragraph-properties fo:margin-left="0.599cm" fo:margin-right="0cm" fo:line-height="100%" fo:text-indent="-0.555cm" style:line-break="strict" style:writing-mode="lr-tb" style:font-independent-line-spacing="true"/>
    </style:style>
    <style:style style:name="MP8" style:family="paragraph">
      <style:paragraph-properties fo:margin-left="0.599cm" fo:margin-right="0cm" fo:line-height="100%" fo:text-align="end" fo:text-indent="-0.555cm" style:line-break="strict"/>
    </style:style>
    <style:style style:name="MP9" style:family="paragraph">
      <style:paragraph-properties fo:margin-left="0.599cm" fo:margin-right="0cm" fo:line-height="100%" fo:text-align="end" fo:text-indent="-0.555cm" style:line-break="strict" style:writing-mode="lr-tb" style:font-independent-line-spacing="true"/>
    </style:style>
    <style:style style:name="MP10" style:family="paragraph">
      <style:paragraph-properties fo:margin-left="0.599cm" fo:margin-right="0cm" fo:line-height="100%" fo:text-align="center" fo:text-indent="-0.555cm" style:line-break="strict"/>
    </style:style>
    <style:style style:name="MP11" style:family="paragraph">
      <style:paragraph-properties fo:margin-left="0.599cm" fo:margin-right="0cm" fo:line-height="100%" fo:text-align="center" fo:text-indent="-0.555cm" style:line-break="strict" style:writing-mode="lr-tb" style:font-independent-line-spacing="true"/>
    </style:style>
    <style:style style:name="MT1" style:family="text">
      <style:text-properties fo:language="zh" fo:country="CN" style:language-asian="zh" style:country-asian="CN" style:language-complex="zh" style:country-complex="CN"/>
    </style:style>
    <style:style style:name="MT2" style:family="text">
      <style:text-properties style:font-name="Times New Roman" fo:font-size="14pt" fo:language="zh" fo:country="CN" style:font-name-asian="宋体" style:font-size-asian="14pt" style:language-asian="zh" style:country-asian="CN" style:font-name-complex="宋体" style:font-size-complex="14pt" style:language-complex="zh" style:country-complex="CN"/>
    </style:style>
    <style:style style:name="MT3" style:family="text">
      <style:text-properties style:font-name="Times New Roman" fo:font-size="10pt" fo:language="zh" fo:country="CN" style:font-name-asian="宋体" style:font-size-asian="10pt" style:language-asian="zh" style:country-asian="CN" style:font-name-complex="宋体" style:font-size-complex="10pt" style:language-complex="zh" style:country-complex="C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>
        <draw:custom-shape draw:style-name="Mgr3" draw:text-style-name="MP3" draw:layer="backgroundobjects" svg:width="3.021cm" svg:height="3.02cm" svg:x="13.527cm" svg:y="0.8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4" draw:text-style-name="MP3" draw:layer="backgroundobjects" svg:width="3.016cm" svg:height="3.02cm" svg:x="21.061cm" svg:y="0.8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5" draw:text-style-name="MP3" draw:layer="backgroundobjects" svg:width="3.016cm" svg:height="3.021cm" svg:x="2.977cm" svg:y="0.85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6" draw:text-style-name="MP3" draw:layer="backgroundobjects" svg:width="3.016cm" svg:height="3.02cm" svg:x="17.564cm" svg:y="0.8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6" draw:text-style-name="MP3" draw:layer="backgroundobjects" svg:width="3.016cm" svg:height="3.02cm" svg:x="6.553cm" svg:y="0.8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g>
      <draw:frame presentation:style-name="Default-outline1" draw:layer="backgroundobjects" svg:width="22.811cm" svg:height="12.537cm" svg:x="1.269cm" svg:y="4.444cm" presentation:class="outline" presentation:placeholder="true">
        <draw:text-box/>
      </draw:frame>
      <draw:frame presentation:style-name="Mpr1" draw:layer="backgroundobjects" svg:width="5.878cm" svg:height="1.221cm" svg:x="1.27cm" svg:y="17.356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7.995cm" svg:height="1.221cm" svg:x="8.677cm" svg:y="17.356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878cm" svg:height="1.221cm" svg:x="18.203cm" svg:y="17.356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presentation:style-name="Default-title" draw:layer="backgroundobjects" svg:width="22.811cm" svg:height="3.126cm" svg:x="1.269cm" svg:y="0.763cm" presentation:class="title" presentation:placeholder="true">
        <draw:text-box/>
      </draw:frame>
      <draw:frame draw:style-name="Mgr7" draw:text-style-name="MP4" draw:layer="backgroundobjects" svg:width="8.127cm" svg:height="2.284cm" svg:x="0cm" svg:y="16.766cm">
        <draw:image xlink:href="Pictures/100000000000016E0000008A69A35102.jpg" xlink:type="simple" xlink:show="embed" xlink:actuate="onLoad">
          <text:p/>
        </draw:image>
      </draw:frame>
      <presentation:notes style:page-layout-name="PM0">
        <draw:rect draw:style-name="Mgr8" draw:text-style-name="MP5" draw:layer="backgroundobjects" svg:width="19.72cm" svg:height="28.43cm" svg:x="0cm" svg:y="0cm">
          <text:p/>
        </draw:rect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7" draw:layer="backgroundobjects" svg:width="8.498cm" svg:height="1.376cm" svg:x="0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11" draw:text-style-name="MP9" draw:layer="backgroundobjects" svg:width="8.497cm" svg:height="1.376cm" svg:x="11.16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4.164cm" svg:height="10.61cm" svg:x="2.756cm" svg:y="2.13cm" presentation:class="page"/>
        <draw:frame presentation:style-name="Default-notes" draw:layer="backgroundobjects" svg:width="15.73cm" svg:height="12.744cm" svg:x="1.971cm" svg:y="13.507cm" presentation:class="notes" presentation:placeholder="true">
          <draw:text-box/>
        </draw:frame>
        <draw:frame draw:style-name="Mgr12" draw:text-style-name="MP7" draw:layer="backgroundobjects" svg:width="8.498cm" svg:height="1.376cm" svg:x="0cm" svg:y="27.001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13" draw:text-style-name="MP9" draw:layer="backgroundobjects" svg:width="8.497cm" svg:height="1.376cm" svg:x="11.169cm" svg:y="27.001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14" draw:text-style-name="MP3" draw:layer="backgroundobjects" svg:width="4.184cm" svg:height="4.185cm" svg:x="19.368cm" svg:y="4.4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15" draw:text-style-name="MP3" draw:layer="backgroundobjects" svg:width="4.185cm" svg:height="4.185cm" svg:x="14.387cm" svg:y="4.4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16" draw:text-style-name="MP3" draw:layer="backgroundobjects" svg:width="4.185cm" svg:height="4.185cm" svg:x="9.417cm" svg:y="4.4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17" draw:text-style-name="MP3" draw:layer="backgroundobjects" svg:width="4.185cm" svg:height="4.184cm" svg:x="9.417cm" svg:y="9.10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17" draw:text-style-name="MP3" draw:layer="backgroundobjects" svg:width="4.185cm" svg:height="4.184cm" svg:x="4.606cm" svg:y="9.10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18" draw:text-style-name="MP3" draw:layer="backgroundobjects" svg:width="4.184cm" svg:height="4.184cm" svg:x="19.368cm" svg:y="9.10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g>
      <draw:frame presentation:style-name="Mpr2" draw:text-style-name="MP7" draw:layer="backgroundobjects" svg:width="5.878cm" svg:height="1.221cm" svg:x="1.27cm" svg:y="17.356cm" presentation:class="date-time">
        <draw:text-box>
          <text:list text:style-name="ML2">
            <text:list-header>
              <text:p text:style-name="MP6"><text:span text:style-name="MT3"><presentation:date-time/></text:span></text:p>
            </text:list-header>
          </text:list>
        </draw:text-box>
      </draw:frame>
      <draw:frame presentation:style-name="Mpr3" draw:text-style-name="MP11" draw:layer="backgroundobjects" svg:width="7.995cm" svg:height="1.221cm" svg:x="8.677cm" svg:y="17.356cm" presentation:class="footer">
        <draw:text-box>
          <text:list text:style-name="ML2">
            <text:list-header>
              <text:p text:style-name="MP10"><text:span text:style-name="MT3"><presentation:footer/></text:span></text:p>
            </text:list-header>
          </text:list>
        </draw:text-box>
      </draw:frame>
      <draw:frame presentation:style-name="Mpr4" draw:text-style-name="MP9" draw:layer="backgroundobjects" svg:width="5.878cm" svg:height="1.221cm" svg:x="18.203cm" svg:y="17.356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1.541cm" svg:height="5.322cm" svg:x="1.904cm" svg:y="3.387cm" presentation:class="title" presentation:placeholder="true">
        <draw:text-box/>
      </draw:frame>
      <draw:frame presentation:style-name="Title1-subtitle" draw:layer="backgroundobjects" svg:width="17.731cm" svg:height="4.819cm" svg:x="5.714cm" svg:y="9.736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72cm" svg:height="28.43cm" svg:x="0cm" svg:y="0cm">
          <text:p/>
        </draw:rect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7" draw:layer="backgroundobjects" svg:width="8.498cm" svg:height="1.376cm" svg:x="0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6" draw:text-style-name="MP9" draw:layer="backgroundobjects" svg:width="8.497cm" svg:height="1.376cm" svg:x="11.16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4.164cm" svg:height="10.61cm" svg:x="2.756cm" svg:y="2.13cm" presentation:class="page"/>
        <draw:frame presentation:style-name="Title1-notes" draw:layer="backgroundobjects" svg:width="15.73cm" svg:height="12.744cm" svg:x="1.971cm" svg:y="13.507cm" presentation:class="notes" presentation:placeholder="true">
          <draw:text-box/>
        </draw:frame>
        <draw:frame presentation:style-name="Mpr7" draw:text-style-name="MP7" draw:layer="backgroundobjects" svg:width="8.498cm" svg:height="1.376cm" svg:x="0cm" svg:y="27.001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8" draw:text-style-name="MP9" draw:layer="backgroundobjects" svg:width="8.497cm" svg:height="1.376cm" svg:x="11.169cm" svg:y="27.001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2cm" svg:height="3.14cm" svg:x="1.27cm" svg:y="0.758cm" presentation:class="title" presentation:placeholder="true">
        <draw:text-box/>
      </draw:frame>
      <draw:frame presentation:style-name="Title2-outline1" draw:layer="backgroundobjects" svg:width="22.82cm" svg:height="11.007cm" svg:x="1.27cm" svg:y="4.457cm" presentation:class="outline" presentation:placeholder="true">
        <draw:text-box/>
      </draw:frame>
      <draw:frame draw:style-name="Mgr7" draw:text-style-name="MP4" draw:layer="backgroundobjects" svg:width="8.127cm" svg:height="2.381cm" svg:x="0cm" svg:y="16.51cm">
        <draw:image xlink:href="Pictures/100000000000016E0000008A69A35102.jpg" xlink:type="simple" xlink:show="embed" xlink:actuate="onLoad">
          <text:p/>
        </draw:image>
      </draw:frame>
      <presentation:notes style:page-layout-name="PM0">
        <draw:rect draw:style-name="Mgr8" draw:text-style-name="MP5" draw:layer="backgroundobjects" svg:width="19.72cm" svg:height="28.43cm" svg:x="0cm" svg:y="0cm">
          <text:p/>
        </draw:rect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" draw:layer="Background 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7" draw:layer="backgroundobjects" svg:width="8.498cm" svg:height="1.376cm" svg:x="0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0" draw:text-style-name="MP9" draw:layer="backgroundobjects" svg:width="8.497cm" svg:height="1.376cm" svg:x="11.16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4.164cm" svg:height="10.61cm" svg:x="2.756cm" svg:y="2.13cm" presentation:class="page"/>
        <draw:frame presentation:style-name="Title2-notes" draw:layer="backgroundobjects" svg:width="15.73cm" svg:height="12.744cm" svg:x="1.971cm" svg:y="13.507cm" presentation:class="notes" presentation:placeholder="true">
          <draw:text-box/>
        </draw:frame>
        <draw:frame presentation:style-name="Mpr11" draw:text-style-name="MP7" draw:layer="backgroundobjects" svg:width="8.498cm" svg:height="1.376cm" svg:x="0cm" svg:y="27.001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2" draw:text-style-name="MP9" draw:layer="backgroundobjects" svg:width="8.497cm" svg:height="1.376cm" svg:x="11.169cm" svg:y="27.001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ser</meta:initial-creator>
    <meta:creation-date>2008-03-01T20:36:35.162000000</meta:creation-date>
    <dc:date>2014-12-17T17:44:57.136727400</dc:date>
    <meta:editing-cycles>703</meta:editing-cycles>
    <meta:editing-duration>P5DT2H59M34S</meta:editing-duration>
    <meta:document-statistic meta:object-count="216"/>
    <meta:generator>LibreOffice/4.3.4.1$Linux_X86_64 LibreOffice_project/430m0$Build-1</meta:generator>
  </office:meta>
</office:document-meta>
</file>